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69.45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color="#000000" style:font-name="Arial1" style:font-name-asian="宋体" style:font-name-complex="Arial1"/>
    </style:style>
    <style:style style:name="ce9" style:family="table-cell" style:parent-style-name="Default">
      <style:text-properties style:font-name="Arial" style:font-name-asian="宋体" style:font-name-complex="Arial"/>
    </style:style>
    <style:style style:name="ce10" style:family="table-cell" style:parent-style-name="Default">
      <style:text-properties fo:color="#000000" style:font-name="Arial" style:font-name-asian="宋体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MoneyAndQuasiMoney</text:p>
          </table:table-cell>
          <table:table-cell table:style-name="Default" office:value-type="string" calcext:value-type="string">
            <text:p>Money</text:p>
          </table:table-cell>
        </table:table-row>
        <table:table-row table:style-name="ro2">
          <table:table-cell office:value-type="date" office:date-value="1996-01-01" calcext:value-type="date">
            <text:p>01/01/96</text:p>
          </table:table-cell>
          <table:table-cell office:value-type="float" office:value="58401" calcext:value-type="float">
            <text:p>58401</text:p>
          </table:table-cell>
          <table:table-cell office:value-type="float" office:value="25195" calcext:value-type="float">
            <text:p>25195</text:p>
          </table:table-cell>
        </table:table-row>
        <table:table-row table:style-name="ro2">
          <table:table-cell office:value-type="date" office:date-value="1996-02-01" calcext:value-type="date">
            <text:p>02/01/96</text:p>
          </table:table-cell>
          <table:table-cell office:value-type="float" office:value="63778" calcext:value-type="float">
            <text:p>63778</text:p>
          </table:table-cell>
          <table:table-cell office:value-type="float" office:value="25255.6" calcext:value-type="float">
            <text:p>25255.6</text:p>
          </table:table-cell>
        </table:table-row>
        <table:table-row table:style-name="ro2">
          <table:table-cell office:value-type="date" office:date-value="1996-03-01" calcext:value-type="date">
            <text:p>03/01/96</text:p>
          </table:table-cell>
          <table:table-cell office:value-type="float" office:value="64511" calcext:value-type="float">
            <text:p>64511</text:p>
          </table:table-cell>
          <table:table-cell office:value-type="float" office:value="23909" calcext:value-type="float">
            <text:p>23909</text:p>
          </table:table-cell>
        </table:table-row>
        <table:table-row table:style-name="ro2">
          <table:table-cell office:value-type="date" office:date-value="1996-04-01" calcext:value-type="date">
            <text:p>04/01/96</text:p>
          </table:table-cell>
          <table:table-cell office:value-type="float" office:value="65723" calcext:value-type="float">
            <text:p>65723</text:p>
          </table:table-cell>
          <table:table-cell office:value-type="float" office:value="24145" calcext:value-type="float">
            <text:p>24145</text:p>
          </table:table-cell>
        </table:table-row>
        <table:table-row table:style-name="ro2">
          <table:table-cell office:value-type="date" office:date-value="1996-05-01" calcext:value-type="date">
            <text:p>05/01/96</text:p>
          </table:table-cell>
          <table:table-cell office:value-type="float" office:value="66880" calcext:value-type="float">
            <text:p>66880</text:p>
          </table:table-cell>
          <table:table-cell office:value-type="float" office:value="24463" calcext:value-type="float">
            <text:p>24463</text:p>
          </table:table-cell>
        </table:table-row>
        <table:table-row table:style-name="ro2">
          <table:table-cell office:value-type="date" office:date-value="1996-06-01" calcext:value-type="date">
            <text:p>06/01/96</text:p>
          </table:table-cell>
          <table:table-cell office:value-type="float" office:value="68132" calcext:value-type="float">
            <text:p>68132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date" office:date-value="1996-07-01" calcext:value-type="date">
            <text:p>07/01/96</text:p>
          </table:table-cell>
          <table:table-cell office:value-type="float" office:value="69346" calcext:value-type="float">
            <text:p>69346</text:p>
          </table:table-cell>
          <table:table-cell office:value-type="float" office:value="25078" calcext:value-type="float">
            <text:p>25078</text:p>
          </table:table-cell>
        </table:table-row>
        <table:table-row table:style-name="ro2">
          <table:table-cell office:value-type="date" office:date-value="1996-08-01" calcext:value-type="date">
            <text:p>08/01/96</text:p>
          </table:table-cell>
          <table:table-cell office:value-type="float" office:value="72309" calcext:value-type="float">
            <text:p>72309</text:p>
          </table:table-cell>
          <table:table-cell office:value-type="float" office:value="25729.45" calcext:value-type="float">
            <text:p>25729.45</text:p>
          </table:table-cell>
        </table:table-row>
        <table:table-row table:style-name="ro2">
          <table:table-cell office:value-type="date" office:date-value="1996-09-01" calcext:value-type="date">
            <text:p>09/01/96</text:p>
          </table:table-cell>
          <table:table-cell office:value-type="float" office:value="69643" calcext:value-type="float">
            <text:p>69643</text:p>
          </table:table-cell>
          <table:table-cell office:value-type="float" office:value="26230" calcext:value-type="float">
            <text:p>26230</text:p>
          </table:table-cell>
        </table:table-row>
        <table:table-row table:style-name="ro2">
          <table:table-cell office:value-type="date" office:date-value="1996-10-01" calcext:value-type="date">
            <text:p>10/01/96</text:p>
          </table:table-cell>
          <table:table-cell office:value-type="float" office:value="73152.2" calcext:value-type="float">
            <text:p>73152.2</text:p>
          </table:table-cell>
          <table:table-cell office:value-type="float" office:value="26798.2" calcext:value-type="float">
            <text:p>26798.2</text:p>
          </table:table-cell>
        </table:table-row>
        <table:table-row table:style-name="ro2">
          <table:table-cell office:value-type="date" office:date-value="1996-11-01" calcext:value-type="date">
            <text:p>11/01/96</text:p>
          </table:table-cell>
          <table:table-cell office:value-type="float" office:value="74142" calcext:value-type="float">
            <text:p>74142</text:p>
          </table:table-cell>
          <table:table-cell office:value-type="float" office:value="27422" calcext:value-type="float">
            <text:p>27422</text:p>
          </table:table-cell>
        </table:table-row>
        <table:table-row table:style-name="ro2">
          <table:table-cell office:value-type="date" office:date-value="1996-12-01" calcext:value-type="date">
            <text:p>12/01/96</text:p>
          </table:table-cell>
          <table:table-cell office:value-type="float" office:value="76094.9" calcext:value-type="float">
            <text:p>76094.9</text:p>
          </table:table-cell>
          <table:table-cell office:value-type="float" office:value="28514.8" calcext:value-type="float">
            <text:p>28514.8</text:p>
          </table:table-cell>
        </table:table-row>
        <table:table-row table:style-name="ro2">
          <table:table-cell office:value-type="date" office:date-value="1997-01-01" calcext:value-type="date">
            <text:p>01/01/97</text:p>
          </table:table-cell>
          <table:table-cell office:value-type="float" office:value="78648" calcext:value-type="float">
            <text:p>78648</text:p>
          </table:table-cell>
          <table:table-cell office:value-type="float" office:value="30573" calcext:value-type="float">
            <text:p>30573</text:p>
          </table:table-cell>
        </table:table-row>
        <table:table-row table:style-name="ro2">
          <table:table-cell office:value-type="date" office:date-value="1997-02-01" calcext:value-type="date">
            <text:p>02/01/97</text:p>
          </table:table-cell>
          <table:table-cell office:value-type="float" office:value="78998" calcext:value-type="float">
            <text:p>78998</text:p>
          </table:table-cell>
          <table:table-cell office:value-type="float" office:value="29103" calcext:value-type="float">
            <text:p>29103</text:p>
          </table:table-cell>
        </table:table-row>
        <table:table-row table:style-name="ro2">
          <table:table-cell office:value-type="date" office:date-value="1997-03-01" calcext:value-type="date">
            <text:p>03/01/97</text:p>
          </table:table-cell>
          <table:table-cell office:value-type="float" office:value="79889" calcext:value-type="float">
            <text:p>79889</text:p>
          </table:table-cell>
          <table:table-cell office:value-type="float" office:value="29058" calcext:value-type="float">
            <text:p>29058</text:p>
          </table:table-cell>
        </table:table-row>
        <table:table-row table:style-name="ro2">
          <table:table-cell office:value-type="date" office:date-value="1997-04-01" calcext:value-type="date">
            <text:p>04/01/97</text:p>
          </table:table-cell>
          <table:table-cell office:value-type="float" office:value="80818" calcext:value-type="float">
            <text:p>80818</text:p>
          </table:table-cell>
          <table:table-cell office:value-type="float" office:value="29991" calcext:value-type="float">
            <text:p>29991</text:p>
          </table:table-cell>
        </table:table-row>
        <table:table-row table:style-name="ro2">
          <table:table-cell office:value-type="date" office:date-value="1997-05-01" calcext:value-type="date">
            <text:p>05/01/97</text:p>
          </table:table-cell>
          <table:table-cell office:value-type="float" office:value="81151" calcext:value-type="float">
            <text:p>81151</text:p>
          </table:table-cell>
          <table:table-cell office:value-type="float" office:value="30275" calcext:value-type="float">
            <text:p>30275</text:p>
          </table:table-cell>
        </table:table-row>
        <table:table-row table:style-name="ro2">
          <table:table-cell office:value-type="date" office:date-value="1997-06-01" calcext:value-type="date">
            <text:p>06/01/97</text:p>
          </table:table-cell>
          <table:table-cell office:value-type="float" office:value="82789" calcext:value-type="float">
            <text:p>82789</text:p>
          </table:table-cell>
          <table:table-cell office:value-type="float" office:value="31074" calcext:value-type="float">
            <text:p>31074</text:p>
          </table:table-cell>
        </table:table-row>
        <table:table-row table:style-name="ro2">
          <table:table-cell office:value-type="date" office:date-value="1997-07-01" calcext:value-type="date">
            <text:p>07/01/97</text:p>
          </table:table-cell>
          <table:table-cell office:value-type="float" office:value="83460" calcext:value-type="float">
            <text:p>83460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date" office:date-value="1997-08-01" calcext:value-type="date">
            <text:p>08/01/97</text:p>
          </table:table-cell>
          <table:table-cell office:value-type="float" office:value="84746" calcext:value-type="float">
            <text:p>84746</text:p>
          </table:table-cell>
          <table:table-cell office:value-type="float" office:value="31594.99" calcext:value-type="float">
            <text:p>31594.99</text:p>
          </table:table-cell>
        </table:table-row>
        <table:table-row table:style-name="ro2">
          <table:table-cell office:value-type="date" office:date-value="1997-09-01" calcext:value-type="date">
            <text:p>09/01/97</text:p>
          </table:table-cell>
          <table:table-cell office:value-type="float" office:value="85892" calcext:value-type="float">
            <text:p>85892</text:p>
          </table:table-cell>
          <table:table-cell office:value-type="float" office:value="32245" calcext:value-type="float">
            <text:p>32245</text:p>
          </table:table-cell>
        </table:table-row>
        <table:table-row table:style-name="ro2">
          <table:table-cell office:value-type="date" office:date-value="1997-10-01" calcext:value-type="date">
            <text:p>10/01/97</text:p>
          </table:table-cell>
          <table:table-cell office:value-type="float" office:value="86644" calcext:value-type="float">
            <text:p>86644</text:p>
          </table:table-cell>
          <table:table-cell office:value-type="float" office:value="32422" calcext:value-type="float">
            <text:p>32422</text:p>
          </table:table-cell>
        </table:table-row>
        <table:table-row table:style-name="ro2">
          <table:table-cell office:value-type="date" office:date-value="1997-11-01" calcext:value-type="date">
            <text:p>11/01/97</text:p>
          </table:table-cell>
          <table:table-cell office:value-type="float" office:value="87590" calcext:value-type="float">
            <text:p>87590</text:p>
          </table:table-cell>
          <table:table-cell office:value-type="float" office:value="32909" calcext:value-type="float">
            <text:p>32909</text:p>
          </table:table-cell>
        </table:table-row>
        <table:table-row table:style-name="ro2">
          <table:table-cell office:value-type="date" office:date-value="1997-12-01" calcext:value-type="date">
            <text:p>12/01/97</text:p>
          </table:table-cell>
          <table:table-cell office:value-type="float" office:value="90995.3" calcext:value-type="float">
            <text:p>90995.3</text:p>
          </table:table-cell>
          <table:table-cell office:value-type="float" office:value="34826.3" calcext:value-type="float">
            <text:p>34826.3</text:p>
          </table:table-cell>
        </table:table-row>
        <table:table-row table:style-name="ro2">
          <table:table-cell office:value-type="date" office:date-value="1998-01-01" calcext:value-type="date">
            <text:p>01/01/98</text:p>
          </table:table-cell>
          <table:table-cell office:value-type="float" office:value="92211.4" calcext:value-type="float">
            <text:p>92211.4</text:p>
          </table:table-cell>
          <table:table-cell office:value-type="float" office:value="35585.6" calcext:value-type="float">
            <text:p>35585.6</text:p>
          </table:table-cell>
        </table:table-row>
        <table:table-row table:style-name="ro2">
          <table:table-cell office:value-type="date" office:date-value="1998-02-01" calcext:value-type="date">
            <text:p>02/01/98</text:p>
          </table:table-cell>
          <table:table-cell office:value-type="float" office:value="92024" calcext:value-type="float">
            <text:p>92024</text:p>
          </table:table-cell>
          <table:table-cell office:value-type="float" office:value="33395" calcext:value-type="float">
            <text:p>33395</text:p>
          </table:table-cell>
        </table:table-row>
        <table:table-row table:style-name="ro2">
          <table:table-cell office:value-type="date" office:date-value="1998-03-01" calcext:value-type="date">
            <text:p>03/01/98</text:p>
          </table:table-cell>
          <table:table-cell office:value-type="float" office:value="92015" calcext:value-type="float">
            <text:p>92015</text:p>
          </table:table-cell>
          <table:table-cell office:value-type="float" office:value="33110" calcext:value-type="float">
            <text:p>33110</text:p>
          </table:table-cell>
        </table:table-row>
        <table:table-row table:style-name="ro2">
          <table:table-cell office:value-type="date" office:date-value="1998-04-01" calcext:value-type="date">
            <text:p>04/01/98</text:p>
          </table:table-cell>
          <table:table-cell office:value-type="float" office:value="92662" calcext:value-type="float">
            <text:p>92662</text:p>
          </table:table-cell>
          <table:table-cell office:value-type="float" office:value="33360" calcext:value-type="float">
            <text:p>33360</text:p>
          </table:table-cell>
        </table:table-row>
        <table:table-row table:style-name="ro2">
          <table:table-cell office:value-type="date" office:date-value="1998-05-01" calcext:value-type="date">
            <text:p>05/01/98</text:p>
          </table:table-cell>
          <table:table-cell office:value-type="float" office:value="93936" calcext:value-type="float">
            <text:p>93936</text:p>
          </table:table-cell>
          <table:table-cell office:value-type="float" office:value="33553" calcext:value-type="float">
            <text:p>33553</text:p>
          </table:table-cell>
        </table:table-row>
        <table:table-row table:style-name="ro2">
          <table:table-cell office:value-type="date" office:date-value="1998-06-01" calcext:value-type="date">
            <text:p>06/01/98</text:p>
          </table:table-cell>
          <table:table-cell office:value-type="float" office:value="94658" calcext:value-type="float">
            <text:p>94658</text:p>
          </table:table-cell>
          <table:table-cell office:value-type="float" office:value="33776" calcext:value-type="float">
            <text:p>33776</text:p>
          </table:table-cell>
        </table:table-row>
        <table:table-row table:style-name="ro2">
          <table:table-cell office:value-type="date" office:date-value="1998-07-01" calcext:value-type="date">
            <text:p>07/01/98</text:p>
          </table:table-cell>
          <table:table-cell office:value-type="float" office:value="96314" calcext:value-type="float">
            <text:p>96314</text:p>
          </table:table-cell>
          <table:table-cell office:value-type="float" office:value="34356" calcext:value-type="float">
            <text:p>34356</text:p>
          </table:table-cell>
        </table:table-row>
        <table:table-row table:style-name="ro2">
          <table:table-cell office:value-type="date" office:date-value="1998-08-01" calcext:value-type="date">
            <text:p>08/01/98</text:p>
          </table:table-cell>
          <table:table-cell office:value-type="float" office:value="97299" calcext:value-type="float">
            <text:p>97299</text:p>
          </table:table-cell>
          <table:table-cell office:value-type="float" office:value="35050" calcext:value-type="float">
            <text:p>35050</text:p>
          </table:table-cell>
        </table:table-row>
        <table:table-row table:style-name="ro2">
          <table:table-cell office:value-type="date" office:date-value="1998-09-01" calcext:value-type="date">
            <text:p>09/01/98</text:p>
          </table:table-cell>
          <table:table-cell office:value-type="float" office:value="99795" calcext:value-type="float">
            <text:p>99795</text:p>
          </table:table-cell>
          <table:table-cell office:value-type="float" office:value="36501" calcext:value-type="float">
            <text:p>36501</text:p>
          </table:table-cell>
        </table:table-row>
        <table:table-row table:style-name="ro2">
          <table:table-cell office:value-type="date" office:date-value="1998-10-01" calcext:value-type="date">
            <text:p>10/01/98</text:p>
          </table:table-cell>
          <table:table-cell office:value-type="float" office:value="100875.2" calcext:value-type="float">
            <text:p>100875.2</text:p>
          </table:table-cell>
          <table:table-cell office:value-type="float" office:value="36786.7" calcext:value-type="float">
            <text:p>36786.7</text:p>
          </table:table-cell>
        </table:table-row>
        <table:table-row table:style-name="ro2">
          <table:table-cell office:value-type="date" office:date-value="1998-11-01" calcext:value-type="date">
            <text:p>11/01/98</text:p>
          </table:table-cell>
          <table:table-cell office:value-type="float" office:value="102229" calcext:value-type="float">
            <text:p>102229</text:p>
          </table:table-cell>
          <table:table-cell office:value-type="float" office:value="37414" calcext:value-type="float">
            <text:p>37414</text:p>
          </table:table-cell>
        </table:table-row>
        <table:table-row table:style-name="ro2">
          <table:table-cell office:value-type="date" office:date-value="1998-12-01" calcext:value-type="date">
            <text:p>12/01/98</text:p>
          </table:table-cell>
          <table:table-cell office:value-type="float" office:value="104498" calcext:value-type="float">
            <text:p>104498</text:p>
          </table:table-cell>
          <table:table-cell office:value-type="float" office:value="38953.7" calcext:value-type="float">
            <text:p>38953.7</text:p>
          </table:table-cell>
        </table:table-row>
        <table:table-row table:style-name="ro2">
          <table:table-cell office:value-type="date" office:date-value="1999-01-01" calcext:value-type="date">
            <text:p>01/01/99</text:p>
          </table:table-cell>
          <table:table-cell office:value-type="float" office:value="105500" calcext:value-type="float">
            <text:p>105500</text:p>
          </table:table-cell>
          <table:table-cell office:value-type="float" office:value="39011" calcext:value-type="float">
            <text:p>39011</text:p>
          </table:table-cell>
        </table:table-row>
        <table:table-row table:style-name="ro2">
          <table:table-cell office:value-type="date" office:date-value="1999-02-01" calcext:value-type="date">
            <text:p>02/01/99</text:p>
          </table:table-cell>
          <table:table-cell office:value-type="float" office:value="107778" calcext:value-type="float">
            <text:p>107778</text:p>
          </table:table-cell>
          <table:table-cell office:value-type="float" office:value="38749" calcext:value-type="float">
            <text:p>38749</text:p>
          </table:table-cell>
        </table:table-row>
        <table:table-row table:style-name="ro2">
          <table:table-cell office:value-type="date" office:date-value="1999-03-01" calcext:value-type="date">
            <text:p>03/01/99</text:p>
          </table:table-cell>
          <table:table-cell office:value-type="float" office:value="108438" calcext:value-type="float">
            <text:p>108438</text:p>
          </table:table-cell>
          <table:table-cell office:value-type="float" office:value="38054" calcext:value-type="float">
            <text:p>38054</text:p>
          </table:table-cell>
        </table:table-row>
        <table:table-row table:style-name="ro2">
          <table:table-cell office:value-type="date" office:date-value="1999-04-01" calcext:value-type="date">
            <text:p>04/01/99</text:p>
          </table:table-cell>
          <table:table-cell office:value-type="float" office:value="109218" calcext:value-type="float">
            <text:p>109218</text:p>
          </table:table-cell>
          <table:table-cell office:value-type="float" office:value="38053" calcext:value-type="float">
            <text:p>38053</text:p>
          </table:table-cell>
        </table:table-row>
        <table:table-row table:style-name="ro2">
          <table:table-cell office:value-type="date" office:date-value="1999-05-01" calcext:value-type="date">
            <text:p>05/01/99</text:p>
          </table:table-cell>
          <table:table-cell office:value-type="float" office:value="110061" calcext:value-type="float">
            <text:p>110061</text:p>
          </table:table-cell>
          <table:table-cell office:value-type="float" office:value="38004" calcext:value-type="float">
            <text:p>38004</text:p>
          </table:table-cell>
        </table:table-row>
        <table:table-row table:style-name="ro2">
          <table:table-cell office:value-type="date" office:date-value="1999-06-01" calcext:value-type="date">
            <text:p>06/01/99</text:p>
          </table:table-cell>
          <table:table-cell office:value-type="float" office:value="111363" calcext:value-type="float">
            <text:p>111363</text:p>
          </table:table-cell>
          <table:table-cell office:value-type="float" office:value="38822" calcext:value-type="float">
            <text:p>38822</text:p>
          </table:table-cell>
        </table:table-row>
        <table:table-row table:style-name="ro2">
          <table:table-cell office:value-type="date" office:date-value="1999-07-01" calcext:value-type="date">
            <text:p>07/01/99</text:p>
          </table:table-cell>
          <table:table-cell office:value-type="float" office:value="111414" calcext:value-type="float">
            <text:p>111414</text:p>
          </table:table-cell>
          <table:table-cell office:value-type="float" office:value="38991" calcext:value-type="float">
            <text:p>38991</text:p>
          </table:table-cell>
        </table:table-row>
        <table:table-row table:style-name="ro2">
          <table:table-cell office:value-type="date" office:date-value="1999-08-01" calcext:value-type="date">
            <text:p>08/01/99</text:p>
          </table:table-cell>
          <table:table-cell office:value-type="float" office:value="112827" calcext:value-type="float">
            <text:p>112827</text:p>
          </table:table-cell>
          <table:table-cell office:value-type="float" office:value="40095" calcext:value-type="float">
            <text:p>40095</text:p>
          </table:table-cell>
        </table:table-row>
        <table:table-row table:style-name="ro2">
          <table:table-cell office:value-type="date" office:date-value="1999-09-01" calcext:value-type="date">
            <text:p>09/01/99</text:p>
          </table:table-cell>
          <table:table-cell office:value-type="float" office:value="115079" calcext:value-type="float">
            <text:p>115079</text:p>
          </table:table-cell>
          <table:table-cell office:value-type="float" office:value="41914" calcext:value-type="float">
            <text:p>41914</text:p>
          </table:table-cell>
        </table:table-row>
        <table:table-row table:style-name="ro2">
          <table:table-cell office:value-type="date" office:date-value="1999-10-01" calcext:value-type="date">
            <text:p>10/01/99</text:p>
          </table:table-cell>
          <table:table-cell office:value-type="float" office:value="115390" calcext:value-type="float">
            <text:p>115390</text:p>
          </table:table-cell>
          <table:table-cell office:value-type="float" office:value="42265" calcext:value-type="float">
            <text:p>42265</text:p>
          </table:table-cell>
        </table:table-row>
        <table:table-row table:style-name="ro2">
          <table:table-cell office:value-type="date" office:date-value="1999-11-01" calcext:value-type="date">
            <text:p>11/01/99</text:p>
          </table:table-cell>
          <table:table-cell office:value-type="float" office:value="116559" calcext:value-type="float">
            <text:p>116559</text:p>
          </table:table-cell>
          <table:table-cell office:value-type="float" office:value="43370" calcext:value-type="float">
            <text:p>43370</text:p>
          </table:table-cell>
        </table:table-row>
        <table:table-row table:style-name="ro2">
          <table:table-cell office:value-type="date" office:date-value="1999-12-01" calcext:value-type="date">
            <text:p>12/01/99</text:p>
          </table:table-cell>
          <table:table-cell office:value-type="float" office:value="117638.1" calcext:value-type="float">
            <text:p>117638.1</text:p>
          </table:table-cell>
          <table:table-cell office:value-type="float" office:value="45837.3" calcext:value-type="float">
            <text:p>45837.3</text:p>
          </table:table-cell>
        </table:table-row>
        <table:table-row table:style-name="ro2">
          <table:table-cell office:value-type="date" office:date-value="2000-01-01" calcext:value-type="date">
            <text:p>01/01/00</text:p>
          </table:table-cell>
          <table:table-cell office:value-type="float" office:value="118907.8" calcext:value-type="float">
            <text:p>118907.8</text:p>
          </table:table-cell>
          <table:table-cell office:value-type="float" office:value="46570.1" calcext:value-type="float">
            <text:p>46570.1</text:p>
          </table:table-cell>
        </table:table-row>
        <table:table-row table:style-name="ro2">
          <table:table-cell office:value-type="date" office:date-value="2000-02-01" calcext:value-type="date">
            <text:p>02/01/00</text:p>
          </table:table-cell>
          <table:table-cell office:value-type="float" office:value="119353.6" calcext:value-type="float">
            <text:p>119353.6</text:p>
          </table:table-cell>
          <table:table-cell office:value-type="float" office:value="44679.2" calcext:value-type="float">
            <text:p>44679.2</text:p>
          </table:table-cell>
        </table:table-row>
        <table:table-row table:style-name="ro2">
          <table:table-cell office:value-type="date" office:date-value="2000-03-01" calcext:value-type="date">
            <text:p>03/01/00</text:p>
          </table:table-cell>
          <table:table-cell office:value-type="float" office:value="120399.58" calcext:value-type="float">
            <text:p>120399.58</text:p>
          </table:table-cell>
          <table:table-cell office:value-type="float" office:value="45158.45" calcext:value-type="float">
            <text:p>45158.45</text:p>
          </table:table-cell>
        </table:table-row>
        <table:table-row table:style-name="ro2">
          <table:table-cell office:value-type="date" office:date-value="2000-04-01" calcext:value-type="date">
            <text:p>04/01/00</text:p>
          </table:table-cell>
          <table:table-cell office:value-type="float" office:value="121914.77" calcext:value-type="float">
            <text:p>121914.77</text:p>
          </table:table-cell>
          <table:table-cell office:value-type="float" office:value="46319.03" calcext:value-type="float">
            <text:p>46319.03</text:p>
          </table:table-cell>
        </table:table-row>
        <table:table-row table:style-name="ro2">
          <table:table-cell office:value-type="date" office:date-value="2000-05-01" calcext:value-type="date">
            <text:p>05/01/00</text:p>
          </table:table-cell>
          <table:table-cell office:value-type="float" office:value="121902.65" calcext:value-type="float">
            <text:p>121902.65</text:p>
          </table:table-cell>
          <table:table-cell office:value-type="float" office:value="46490.23" calcext:value-type="float">
            <text:p>46490.23</text:p>
          </table:table-cell>
        </table:table-row>
        <table:table-row table:style-name="ro2">
          <table:table-cell office:value-type="date" office:date-value="2000-06-01" calcext:value-type="date">
            <text:p>06/01/00</text:p>
          </table:table-cell>
          <table:table-cell office:value-type="float" office:value="124486.78" calcext:value-type="float">
            <text:p>124486.78</text:p>
          </table:table-cell>
          <table:table-cell office:value-type="float" office:value="48024.4" calcext:value-type="float">
            <text:p>48024.4</text:p>
          </table:table-cell>
        </table:table-row>
        <table:table-row table:style-name="ro2">
          <table:table-cell office:value-type="date" office:date-value="2000-07-01" calcext:value-type="date">
            <text:p>07/01/00</text:p>
          </table:table-cell>
          <table:table-cell office:value-type="float" office:value="124192.78" calcext:value-type="float">
            <text:p>124192.78</text:p>
          </table:table-cell>
          <table:table-cell office:value-type="float" office:value="47803.09" calcext:value-type="float">
            <text:p>47803.09</text:p>
          </table:table-cell>
        </table:table-row>
        <table:table-row table:style-name="ro2">
          <table:table-cell office:value-type="date" office:date-value="2000-08-01" calcext:value-type="date">
            <text:p>08/01/00</text:p>
          </table:table-cell>
          <table:table-cell office:value-type="float" office:value="125673.26" calcext:value-type="float">
            <text:p>125673.26</text:p>
          </table:table-cell>
          <table:table-cell office:value-type="float" office:value="48885.38" calcext:value-type="float">
            <text:p>48885.38</text:p>
          </table:table-cell>
        </table:table-row>
        <table:table-row table:style-name="ro2">
          <table:table-cell office:value-type="date" office:date-value="2000-09-01" calcext:value-type="date">
            <text:p>09/01/00</text:p>
          </table:table-cell>
          <table:table-cell office:value-type="float" office:value="128352.61" calcext:value-type="float">
            <text:p>128352.61</text:p>
          </table:table-cell>
          <table:table-cell office:value-type="float" office:value="50616.89" calcext:value-type="float">
            <text:p>50616.89</text:p>
          </table:table-cell>
        </table:table-row>
        <table:table-row table:style-name="ro2">
          <table:table-cell office:value-type="date" office:date-value="2000-10-01" calcext:value-type="date">
            <text:p>10/01/00</text:p>
          </table:table-cell>
          <table:table-cell office:value-type="float" office:value="127432.53" calcext:value-type="float">
            <text:p>127432.53</text:p>
          </table:table-cell>
          <table:table-cell office:value-type="float" office:value="49952.84" calcext:value-type="float">
            <text:p>49952.84</text:p>
          </table:table-cell>
        </table:table-row>
        <table:table-row table:style-name="ro2">
          <table:table-cell office:value-type="date" office:date-value="2000-11-01" calcext:value-type="date">
            <text:p>11/01/00</text:p>
          </table:table-cell>
          <table:table-cell office:value-type="float" office:value="128887.4" calcext:value-type="float">
            <text:p>128887.4</text:p>
          </table:table-cell>
          <table:table-cell office:value-type="float" office:value="50787.49" calcext:value-type="float">
            <text:p>50787.49</text:p>
          </table:table-cell>
        </table:table-row>
        <table:table-row table:style-name="ro2">
          <table:table-cell office:value-type="date" office:date-value="2000-12-01" calcext:value-type="date">
            <text:p>12/01/00</text:p>
          </table:table-cell>
          <table:table-cell office:value-type="float" office:value="132487.52" calcext:value-type="float">
            <text:p>132487.52</text:p>
          </table:table-cell>
          <table:table-cell office:value-type="float" office:value="53147.15" calcext:value-type="float">
            <text:p>53147.15</text:p>
          </table:table-cell>
        </table:table-row>
        <table:table-row table:style-name="ro2">
          <table:table-cell office:value-type="date" office:date-value="2001-01-01" calcext:value-type="date">
            <text:p>01/01/01</text:p>
          </table:table-cell>
          <table:table-cell office:value-type="float" office:value="135685.99" calcext:value-type="float">
            <text:p>135685.99</text:p>
          </table:table-cell>
          <table:table-cell office:value-type="float" office:value="54406.23" calcext:value-type="float">
            <text:p>54406.23</text:p>
          </table:table-cell>
        </table:table-row>
        <table:table-row table:style-name="ro2">
          <table:table-cell office:value-type="date" office:date-value="2001-02-01" calcext:value-type="date">
            <text:p>02/01/01</text:p>
          </table:table-cell>
          <table:table-cell office:value-type="float" office:value="134390.49" calcext:value-type="float">
            <text:p>134390.49</text:p>
          </table:table-cell>
          <table:table-cell office:value-type="float" office:value="51997.68" calcext:value-type="float">
            <text:p>51997.68</text:p>
          </table:table-cell>
        </table:table-row>
        <table:table-row table:style-name="ro2">
          <table:table-cell office:value-type="date" office:date-value="2001-03-01" calcext:value-type="date">
            <text:p>03/01/01</text:p>
          </table:table-cell>
          <table:table-cell office:value-type="float" office:value="136915.12" calcext:value-type="float">
            <text:p>136915.12</text:p>
          </table:table-cell>
          <table:table-cell office:value-type="float" office:value="53033.36" calcext:value-type="float">
            <text:p>53033.36</text:p>
          </table:table-cell>
        </table:table-row>
        <table:table-row table:style-name="ro2">
          <table:table-cell office:value-type="date" office:date-value="2001-04-01" calcext:value-type="date">
            <text:p>04/01/01</text:p>
          </table:table-cell>
          <table:table-cell office:value-type="float" office:value="138121.03" calcext:value-type="float">
            <text:p>138121.03</text:p>
          </table:table-cell>
          <table:table-cell office:value-type="float" office:value="53261.32" calcext:value-type="float">
            <text:p>53261.32</text:p>
          </table:table-cell>
        </table:table-row>
        <table:table-row table:style-name="ro2">
          <table:table-cell office:value-type="date" office:date-value="2001-05-01" calcext:value-type="date">
            <text:p>05/01/01</text:p>
          </table:table-cell>
          <table:table-cell office:value-type="float" office:value="137219.27" calcext:value-type="float">
            <text:p>137219.27</text:p>
          </table:table-cell>
          <table:table-cell office:value-type="float" office:value="52542.99" calcext:value-type="float">
            <text:p>52542.99</text:p>
          </table:table-cell>
        </table:table-row>
        <table:table-row table:style-name="ro2">
          <table:table-cell office:value-type="date" office:date-value="2001-06-01" calcext:value-type="date">
            <text:p>06/01/01</text:p>
          </table:table-cell>
          <table:table-cell office:value-type="float" office:value="141885.6" calcext:value-type="float">
            <text:p>141885.6</text:p>
          </table:table-cell>
          <table:table-cell office:value-type="float" office:value="55187.36" calcext:value-type="float">
            <text:p>55187.36</text:p>
          </table:table-cell>
        </table:table-row>
        <table:table-row table:style-name="ro2">
          <table:table-cell office:value-type="date" office:date-value="2001-07-01" calcext:value-type="date">
            <text:p>07/01/01</text:p>
          </table:table-cell>
          <table:table-cell office:value-type="float" office:value="140076.48" calcext:value-type="float">
            <text:p>140076.48</text:p>
          </table:table-cell>
          <table:table-cell office:value-type="float" office:value="53502.8" calcext:value-type="float">
            <text:p>53502.8</text:p>
          </table:table-cell>
        </table:table-row>
        <table:table-row table:style-name="ro2">
          <table:table-cell office:value-type="date" office:date-value="2001-08-01" calcext:value-type="date">
            <text:p>08/01/01</text:p>
          </table:table-cell>
          <table:table-cell office:value-type="float" office:value="143787.3" calcext:value-type="float">
            <text:p>143787.3</text:p>
          </table:table-cell>
          <table:table-cell office:value-type="float" office:value="55808.92" calcext:value-type="float">
            <text:p>55808.92</text:p>
          </table:table-cell>
        </table:table-row>
        <table:table-row table:style-name="ro2">
          <table:table-cell office:value-type="date" office:date-value="2001-09-01" calcext:value-type="date">
            <text:p>09/01/01</text:p>
          </table:table-cell>
          <table:table-cell office:value-type="float" office:value="144555" calcext:value-type="float">
            <text:p>144555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2">
          <table:table-cell office:value-type="date" office:date-value="2001-10-01" calcext:value-type="date">
            <text:p>10/01/01</text:p>
          </table:table-cell>
          <table:table-cell office:value-type="float" office:value="146157.58" calcext:value-type="float">
            <text:p>146157.58</text:p>
          </table:table-cell>
          <table:table-cell office:value-type="float" office:value="56114.9" calcext:value-type="float">
            <text:p>56114.9</text:p>
          </table:table-cell>
        </table:table-row>
        <table:table-row table:style-name="ro2">
          <table:table-cell office:value-type="date" office:date-value="2001-11-01" calcext:value-type="date">
            <text:p>11/01/01</text:p>
          </table:table-cell>
          <table:table-cell office:value-type="float" office:value="149000" calcext:value-type="float">
            <text:p>149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date" office:date-value="2001-12-01" calcext:value-type="date">
            <text:p>12/01/01</text:p>
          </table:table-cell>
          <table:table-cell office:value-type="float" office:value="152888.5" calcext:value-type="float">
            <text:p>152888.5</text:p>
          </table:table-cell>
          <table:table-cell office:value-type="float" office:value="59871.59" calcext:value-type="float">
            <text:p>59871.59</text:p>
          </table:table-cell>
        </table:table-row>
        <table:table-row table:style-name="ro2">
          <table:table-cell office:value-type="date" office:date-value="2002-01-01" calcext:value-type="date">
            <text:p>01/01/02</text:p>
          </table:table-cell>
          <table:table-cell office:value-type="float" office:value="157853.45" calcext:value-type="float">
            <text:p>157853.45</text:p>
          </table:table-cell>
          <table:table-cell office:value-type="float" office:value="60577.23" calcext:value-type="float">
            <text:p>60577.23</text:p>
          </table:table-cell>
        </table:table-row>
        <table:table-row table:style-name="ro2">
          <table:table-cell office:value-type="date" office:date-value="2002-02-01" calcext:value-type="date">
            <text:p>02/01/02</text:p>
          </table:table-cell>
          <table:table-cell office:value-type="float" office:value="159182.97" calcext:value-type="float">
            <text:p>159182.97</text:p>
          </table:table-cell>
          <table:table-cell office:value-type="float" office:value="58703.97" calcext:value-type="float">
            <text:p>58703.97</text:p>
          </table:table-cell>
        </table:table-row>
        <table:table-row table:style-name="ro2">
          <table:table-cell office:value-type="date" office:date-value="2002-03-01" calcext:value-type="date">
            <text:p>03/01/02</text:p>
          </table:table-cell>
          <table:table-cell office:value-type="float" office:value="162300.93" calcext:value-type="float">
            <text:p>162300.93</text:p>
          </table:table-cell>
          <table:table-cell office:value-type="float" office:value="59475.67" calcext:value-type="float">
            <text:p>59475.67</text:p>
          </table:table-cell>
        </table:table-row>
        <table:table-row table:style-name="ro2">
          <table:table-cell office:value-type="date" office:date-value="2002-04-01" calcext:value-type="date">
            <text:p>04/01/02</text:p>
          </table:table-cell>
          <table:table-cell office:value-type="float" office:value="162825.22" calcext:value-type="float">
            <text:p>162825.22</text:p>
          </table:table-cell>
          <table:table-cell office:value-type="float" office:value="60462.04" calcext:value-type="float">
            <text:p>60462.04</text:p>
          </table:table-cell>
        </table:table-row>
        <table:table-row table:style-name="ro2">
          <table:table-cell office:value-type="date" office:date-value="2002-05-01" calcext:value-type="date">
            <text:p>05/01/02</text:p>
          </table:table-cell>
          <table:table-cell office:value-type="float" office:value="164268.36" calcext:value-type="float">
            <text:p>164268.36</text:p>
          </table:table-cell>
          <table:table-cell office:value-type="float" office:value="61247.53" calcext:value-type="float">
            <text:p>61247.53</text:p>
          </table:table-cell>
        </table:table-row>
        <table:table-row table:style-name="ro2">
          <table:table-cell office:value-type="date" office:date-value="2002-06-01" calcext:value-type="date">
            <text:p>06/01/02</text:p>
          </table:table-cell>
          <table:table-cell office:value-type="float" office:value="167869.41" calcext:value-type="float">
            <text:p>167869.41</text:p>
          </table:table-cell>
          <table:table-cell office:value-type="float" office:value="63144.69" calcext:value-type="float">
            <text:p>63144.69</text:p>
          </table:table-cell>
        </table:table-row>
        <table:table-row table:style-name="ro2">
          <table:table-cell office:value-type="date" office:date-value="2002-07-01" calcext:value-type="date">
            <text:p>07/01/02</text:p>
          </table:table-cell>
          <table:table-cell office:value-type="float" office:value="169122.95" calcext:value-type="float">
            <text:p>169122.95</text:p>
          </table:table-cell>
          <table:table-cell office:value-type="float" office:value="63488.41" calcext:value-type="float">
            <text:p>63488.41</text:p>
          </table:table-cell>
        </table:table-row>
        <table:table-row table:style-name="ro2">
          <table:table-cell office:value-type="date" office:date-value="2002-08-01" calcext:value-type="date">
            <text:p>08/01/02</text:p>
          </table:table-cell>
          <table:table-cell office:value-type="float" office:value="171524.2" calcext:value-type="float">
            <text:p>171524.2</text:p>
          </table:table-cell>
          <table:table-cell office:value-type="float" office:value="64869.5" calcext:value-type="float">
            <text:p>64869.5</text:p>
          </table:table-cell>
        </table:table-row>
        <table:table-row table:style-name="ro2">
          <table:table-cell office:value-type="date" office:date-value="2002-09-01" calcext:value-type="date">
            <text:p>09/01/02</text:p>
          </table:table-cell>
          <table:table-cell office:value-type="float" office:value="175254.87" calcext:value-type="float">
            <text:p>175254.87</text:p>
          </table:table-cell>
          <table:table-cell office:value-type="float" office:value="66800.29" calcext:value-type="float">
            <text:p>66800.29</text:p>
          </table:table-cell>
        </table:table-row>
        <table:table-row table:style-name="ro2">
          <table:table-cell office:value-type="date" office:date-value="2002-10-01" calcext:value-type="date">
            <text:p>10/01/02</text:p>
          </table:table-cell>
          <table:table-cell office:value-type="float" office:value="175534.74" calcext:value-type="float">
            <text:p>175534.74</text:p>
          </table:table-cell>
          <table:table-cell office:value-type="float" office:value="67100.77" calcext:value-type="float">
            <text:p>67100.77</text:p>
          </table:table-cell>
        </table:table-row>
        <table:table-row table:style-name="ro2">
          <table:table-cell office:value-type="date" office:date-value="2002-11-01" calcext:value-type="date">
            <text:p>11/01/02</text:p>
          </table:table-cell>
          <table:table-cell office:value-type="float" office:value="178018.43" calcext:value-type="float">
            <text:p>178018.43</text:p>
          </table:table-cell>
          <table:table-cell office:value-type="float" office:value="67993.28" calcext:value-type="float">
            <text:p>67993.28</text:p>
          </table:table-cell>
        </table:table-row>
        <table:table-row table:style-name="ro2">
          <table:table-cell office:value-type="date" office:date-value="2002-12-01" calcext:value-type="date">
            <text:p>12/01/02</text:p>
          </table:table-cell>
          <table:table-cell office:value-type="float" office:value="183246.94" calcext:value-type="float">
            <text:p>183246.94</text:p>
          </table:table-cell>
          <table:table-cell office:value-type="float" office:value="70882.19" calcext:value-type="float">
            <text:p>70882.19</text:p>
          </table:table-cell>
        </table:table-row>
        <table:table-row table:style-name="ro2">
          <table:table-cell office:value-type="date" office:date-value="2003-01-01" calcext:value-type="date">
            <text:p>01/01/03</text:p>
          </table:table-cell>
          <table:table-cell office:value-type="float" office:value="188918.38" calcext:value-type="float">
            <text:p>188918.38</text:p>
          </table:table-cell>
          <table:table-cell office:value-type="float" office:value="72406.05" calcext:value-type="float">
            <text:p>72406.05</text:p>
          </table:table-cell>
        </table:table-row>
        <table:table-row table:style-name="ro2">
          <table:table-cell office:value-type="date" office:date-value="2003-02-01" calcext:value-type="date">
            <text:p>02/01/03</text:p>
          </table:table-cell>
          <table:table-cell office:value-type="float" office:value="188444.37" calcext:value-type="float">
            <text:p>188444.37</text:p>
          </table:table-cell>
          <table:table-cell office:value-type="float" office:value="69757.05" calcext:value-type="float">
            <text:p>69757.05</text:p>
          </table:table-cell>
        </table:table-row>
        <table:table-row table:style-name="ro2">
          <table:table-cell office:value-type="date" office:date-value="2003-03-01" calcext:value-type="date">
            <text:p>03/01/03</text:p>
          </table:table-cell>
          <table:table-cell office:value-type="float" office:value="192832.44" calcext:value-type="float">
            <text:p>192832.44</text:p>
          </table:table-cell>
          <table:table-cell office:value-type="float" office:value="71439.21" calcext:value-type="float">
            <text:p>71439.21</text:p>
          </table:table-cell>
        </table:table-row>
        <table:table-row table:style-name="ro2">
          <table:table-cell office:value-type="date" office:date-value="2003-04-01" calcext:value-type="date">
            <text:p>04/01/03</text:p>
          </table:table-cell>
          <table:table-cell office:value-type="float" office:value="194476.98" calcext:value-type="float">
            <text:p>194476.98</text:p>
          </table:table-cell>
          <table:table-cell office:value-type="float" office:value="71321.54" calcext:value-type="float">
            <text:p>71321.54</text:p>
          </table:table-cell>
        </table:table-row>
        <table:table-row table:style-name="ro2">
          <table:table-cell office:value-type="date" office:date-value="2003-05-01" calcext:value-type="date">
            <text:p>05/01/03</text:p>
          </table:table-cell>
          <table:table-cell office:value-type="float" office:value="197811.96" calcext:value-type="float">
            <text:p>197811.96</text:p>
          </table:table-cell>
          <table:table-cell office:value-type="float" office:value="72778.15" calcext:value-type="float">
            <text:p>72778.15</text:p>
          </table:table-cell>
        </table:table-row>
        <table:table-row table:style-name="ro2">
          <table:table-cell office:value-type="date" office:date-value="2003-06-01" calcext:value-type="date">
            <text:p>06/01/03</text:p>
          </table:table-cell>
          <table:table-cell office:value-type="float" office:value="203071.74" calcext:value-type="float">
            <text:p>203071.74</text:p>
          </table:table-cell>
          <table:table-cell office:value-type="float" office:value="75923.52" calcext:value-type="float">
            <text:p>75923.52</text:p>
          </table:table-cell>
        </table:table-row>
        <table:table-row table:style-name="ro2">
          <table:table-cell office:value-type="date" office:date-value="2003-07-01" calcext:value-type="date">
            <text:p>07/01/03</text:p>
          </table:table-cell>
          <table:table-cell office:value-type="float" office:value="204381.1" calcext:value-type="float">
            <text:p>204381.1</text:p>
          </table:table-cell>
          <table:table-cell office:value-type="float" office:value="76153.04" calcext:value-type="float">
            <text:p>76153.04</text:p>
          </table:table-cell>
        </table:table-row>
        <table:table-row table:style-name="ro2">
          <table:table-cell office:value-type="date" office:date-value="2003-08-01" calcext:value-type="date">
            <text:p>08/01/03</text:p>
          </table:table-cell>
          <table:table-cell office:value-type="float" office:value="208692.4" calcext:value-type="float">
            <text:p>208692.4</text:p>
          </table:table-cell>
          <table:table-cell office:value-type="float" office:value="77033.3" calcext:value-type="float">
            <text:p>77033.3</text:p>
          </table:table-cell>
        </table:table-row>
        <table:table-row table:style-name="ro2">
          <table:table-cell office:value-type="date" office:date-value="2003-09-01" calcext:value-type="date">
            <text:p>09/01/03</text:p>
          </table:table-cell>
          <table:table-cell office:value-type="float" office:value="211611.5" calcext:value-type="float">
            <text:p>211611.5</text:p>
          </table:table-cell>
          <table:table-cell office:value-type="float" office:value="79164.14" calcext:value-type="float">
            <text:p>79164.14</text:p>
          </table:table-cell>
        </table:table-row>
        <table:table-row table:style-name="ro2">
          <table:table-cell office:value-type="date" office:date-value="2003-10-01" calcext:value-type="date">
            <text:p>10/01/03</text:p>
          </table:table-cell>
          <table:table-cell office:value-type="float" office:value="212505.4" calcext:value-type="float">
            <text:p>212505.4</text:p>
          </table:table-cell>
          <table:table-cell office:value-type="float" office:value="80267.37" calcext:value-type="float">
            <text:p>80267.37</text:p>
          </table:table-cell>
        </table:table-row>
        <table:table-row table:style-name="ro2">
          <table:table-cell office:value-type="date" office:date-value="2003-11-01" calcext:value-type="date">
            <text:p>11/01/03</text:p>
          </table:table-cell>
          <table:table-cell office:value-type="float" office:value="214358.84" calcext:value-type="float">
            <text:p>214358.84</text:p>
          </table:table-cell>
          <table:table-cell office:value-type="float" office:value="80815.22" calcext:value-type="float">
            <text:p>80815.22</text:p>
          </table:table-cell>
        </table:table-row>
        <table:table-row table:style-name="ro2">
          <table:table-cell office:value-type="date" office:date-value="2003-12-01" calcext:value-type="date">
            <text:p>12/01/03</text:p>
          </table:table-cell>
          <table:table-cell office:value-type="float" office:value="219226.81" calcext:value-type="float">
            <text:p>219226.81</text:p>
          </table:table-cell>
          <table:table-cell office:value-type="float" office:value="84118.81" calcext:value-type="float">
            <text:p>84118.81</text:p>
          </table:table-cell>
        </table:table-row>
        <table:table-row table:style-name="ro2">
          <table:table-cell office:value-type="date" office:date-value="2004-01-01" calcext:value-type="date">
            <text:p>01/01/04</text:p>
          </table:table-cell>
          <table:table-cell office:value-type="float" office:value="225101.93" calcext:value-type="float">
            <text:p>225101.93</text:p>
          </table:table-cell>
          <table:table-cell office:value-type="float" office:value="83805.9" calcext:value-type="float">
            <text:p>83805.9</text:p>
          </table:table-cell>
        </table:table-row>
        <table:table-row table:style-name="ro2">
          <table:table-cell office:value-type="date" office:date-value="2004-02-01" calcext:value-type="date">
            <text:p>02/01/04</text:p>
          </table:table-cell>
          <table:table-cell office:value-type="float" office:value="227050.72" calcext:value-type="float">
            <text:p>227050.72</text:p>
          </table:table-cell>
          <table:table-cell office:value-type="float" office:value="83556.43" calcext:value-type="float">
            <text:p>83556.43</text:p>
          </table:table-cell>
        </table:table-row>
        <table:table-row table:style-name="ro2">
          <table:table-cell office:value-type="date" office:date-value="2004-03-01" calcext:value-type="date">
            <text:p>03/01/04</text:p>
          </table:table-cell>
          <table:table-cell office:value-type="float" office:value="231654.6" calcext:value-type="float">
            <text:p>231654.6</text:p>
          </table:table-cell>
          <table:table-cell office:value-type="float" office:value="85815.57" calcext:value-type="float">
            <text:p>85815.57</text:p>
          </table:table-cell>
        </table:table-row>
        <table:table-row table:style-name="ro2">
          <table:table-cell office:value-type="date" office:date-value="2004-04-01" calcext:value-type="date">
            <text:p>04/01/04</text:p>
          </table:table-cell>
          <table:table-cell office:value-type="float" office:value="233627.86" calcext:value-type="float">
            <text:p>233627.86</text:p>
          </table:table-cell>
          <table:table-cell office:value-type="float" office:value="85603.64" calcext:value-type="float">
            <text:p>85603.64</text:p>
          </table:table-cell>
        </table:table-row>
        <table:table-row table:style-name="ro2">
          <table:table-cell office:value-type="date" office:date-value="2004-05-01" calcext:value-type="date">
            <text:p>05/01/04</text:p>
          </table:table-cell>
          <table:table-cell office:value-type="float" office:value="234842.4" calcext:value-type="float">
            <text:p>234842.4</text:p>
          </table:table-cell>
          <table:table-cell office:value-type="float" office:value="86780.37" calcext:value-type="float">
            <text:p>86780.37</text:p>
          </table:table-cell>
        </table:table-row>
        <table:table-row table:style-name="ro2">
          <table:table-cell office:value-type="date" office:date-value="2004-06-01" calcext:value-type="date">
            <text:p>06/01/04</text:p>
          </table:table-cell>
          <table:table-cell office:value-type="float" office:value="238427.49" calcext:value-type="float">
            <text:p>238427.49</text:p>
          </table:table-cell>
          <table:table-cell office:value-type="float" office:value="88627.14" calcext:value-type="float">
            <text:p>88627.14</text:p>
          </table:table-cell>
        </table:table-row>
        <table:table-row table:style-name="ro2">
          <table:table-cell office:value-type="date" office:date-value="2004-07-01" calcext:value-type="date">
            <text:p>07/01/04</text:p>
          </table:table-cell>
          <table:table-cell office:value-type="float" office:value="234842.4" calcext:value-type="float">
            <text:p>234842.4</text:p>
          </table:table-cell>
          <table:table-cell office:value-type="float" office:value="86780.37" calcext:value-type="float">
            <text:p>86780.37</text:p>
          </table:table-cell>
        </table:table-row>
        <table:table-row table:style-name="ro2">
          <table:table-cell office:value-type="date" office:date-value="2004-08-01" calcext:value-type="date">
            <text:p>08/01/04</text:p>
          </table:table-cell>
          <table:table-cell office:value-type="float" office:value="239729.19" calcext:value-type="float">
            <text:p>239729.19</text:p>
          </table:table-cell>
          <table:table-cell office:value-type="float" office:value="89125.33" calcext:value-type="float">
            <text:p>89125.33</text:p>
          </table:table-cell>
        </table:table-row>
        <table:table-row table:style-name="ro2">
          <table:table-cell office:value-type="date" office:date-value="2004-09-01" calcext:value-type="date">
            <text:p>09/01/04</text:p>
          </table:table-cell>
          <table:table-cell office:value-type="float" office:value="243757" calcext:value-type="float">
            <text:p>243757</text:p>
          </table:table-cell>
          <table:table-cell office:value-type="float" office:value="90439" calcext:value-type="float">
            <text:p>90439</text:p>
          </table:table-cell>
        </table:table-row>
        <table:table-row table:style-name="ro2">
          <table:table-cell office:value-type="date" office:date-value="2004-10-01" calcext:value-type="date">
            <text:p>10/01/04</text:p>
          </table:table-cell>
          <table:table-cell office:value-type="float" office:value="243740" calcext:value-type="float">
            <text:p>243740</text:p>
          </table:table-cell>
          <table:table-cell office:value-type="float" office:value="90782" calcext:value-type="float">
            <text:p>90782</text:p>
          </table:table-cell>
        </table:table-row>
        <table:table-row table:style-name="ro2">
          <table:table-cell office:value-type="date" office:date-value="2004-11-01" calcext:value-type="date">
            <text:p>11/01/04</text:p>
          </table:table-cell>
          <table:table-cell office:value-type="float" office:value="247135.58" calcext:value-type="float">
            <text:p>247135.58</text:p>
          </table:table-cell>
          <table:table-cell office:value-type="float" office:value="92387.13" calcext:value-type="float">
            <text:p>92387.13</text:p>
          </table:table-cell>
        </table:table-row>
        <table:table-row table:style-name="ro2">
          <table:table-cell office:value-type="date" office:date-value="2004-12-01" calcext:value-type="date">
            <text:p>12/01/04</text:p>
          </table:table-cell>
          <table:table-cell office:value-type="float" office:value="253207.7" calcext:value-type="float">
            <text:p>253207.7</text:p>
          </table:table-cell>
          <table:table-cell office:value-type="float" office:value="95970.82" calcext:value-type="float">
            <text:p>95970.82</text:p>
          </table:table-cell>
        </table:table-row>
        <table:table-row table:style-name="ro2">
          <table:table-cell office:value-type="date" office:date-value="2005-01-01" calcext:value-type="date">
            <text:p>01/01/05</text:p>
          </table:table-cell>
          <table:table-cell office:value-type="float" office:value="257708.47" calcext:value-type="float">
            <text:p>257708.47</text:p>
          </table:table-cell>
          <table:table-cell office:value-type="float" office:value="97079.03" calcext:value-type="float">
            <text:p>97079.03</text:p>
          </table:table-cell>
        </table:table-row>
        <table:table-row table:style-name="ro2">
          <table:table-cell office:value-type="date" office:date-value="2005-02-01" calcext:value-type="date">
            <text:p>02/01/05</text:p>
          </table:table-cell>
          <table:table-cell office:value-type="float" office:value="259357.29" calcext:value-type="float">
            <text:p>259357.29</text:p>
          </table:table-cell>
          <table:table-cell office:value-type="float" office:value="92814.95" calcext:value-type="float">
            <text:p>92814.95</text:p>
          </table:table-cell>
        </table:table-row>
        <table:table-row table:style-name="ro2">
          <table:table-cell office:value-type="date" office:date-value="2005-03-01" calcext:value-type="date">
            <text:p>03/01/05</text:p>
          </table:table-cell>
          <table:table-cell office:value-type="float" office:value="264588.94" calcext:value-type="float">
            <text:p>264588.94</text:p>
          </table:table-cell>
          <table:table-cell office:value-type="float" office:value="94743.19" calcext:value-type="float">
            <text:p>94743.19</text:p>
          </table:table-cell>
        </table:table-row>
        <table:table-row table:style-name="ro2">
          <table:table-cell office:value-type="date" office:date-value="2005-04-01" calcext:value-type="date">
            <text:p>04/01/05</text:p>
          </table:table-cell>
          <table:table-cell office:value-type="float" office:value="266992.66" calcext:value-type="float">
            <text:p>266992.66</text:p>
          </table:table-cell>
          <table:table-cell office:value-type="float" office:value="94593.72" calcext:value-type="float">
            <text:p>94593.72</text:p>
          </table:table-cell>
        </table:table-row>
        <table:table-row table:style-name="ro2">
          <table:table-cell office:value-type="date" office:date-value="2005-05-01" calcext:value-type="date">
            <text:p>05/01/05</text:p>
          </table:table-cell>
          <table:table-cell office:value-type="float" office:value="269240.49" calcext:value-type="float">
            <text:p>269240.49</text:p>
          </table:table-cell>
          <table:table-cell office:value-type="float" office:value="95802.01" calcext:value-type="float">
            <text:p>95802.01</text:p>
          </table:table-cell>
        </table:table-row>
        <table:table-row table:style-name="ro2">
          <table:table-cell office:value-type="date" office:date-value="2005-06-01" calcext:value-type="date">
            <text:p>06/01/05</text:p>
          </table:table-cell>
          <table:table-cell office:value-type="float" office:value="275785.53" calcext:value-type="float">
            <text:p>275785.53</text:p>
          </table:table-cell>
          <table:table-cell office:value-type="float" office:value="98601.25" calcext:value-type="float">
            <text:p>98601.25</text:p>
          </table:table-cell>
        </table:table-row>
        <table:table-row table:style-name="ro2">
          <table:table-cell office:value-type="date" office:date-value="2005-07-01" calcext:value-type="date">
            <text:p>07/01/05</text:p>
          </table:table-cell>
          <table:table-cell office:value-type="float" office:value="276966.28" calcext:value-type="float">
            <text:p>276966.28</text:p>
          </table:table-cell>
          <table:table-cell office:value-type="float" office:value="97674.1" calcext:value-type="float">
            <text:p>97674.1</text:p>
          </table:table-cell>
        </table:table-row>
        <table:table-row table:style-name="ro2">
          <table:table-cell office:value-type="date" office:date-value="2005-08-01" calcext:value-type="date">
            <text:p>08/01/05</text:p>
          </table:table-cell>
          <table:table-cell office:value-type="float" office:value="281288.22" calcext:value-type="float">
            <text:p>281288.22</text:p>
          </table:table-cell>
          <table:table-cell office:value-type="float" office:value="99377.7" calcext:value-type="float">
            <text:p>99377.7</text:p>
          </table:table-cell>
        </table:table-row>
        <table:table-row table:style-name="ro2">
          <table:table-cell office:value-type="date" office:date-value="2005-09-01" calcext:value-type="date">
            <text:p>09/01/05</text:p>
          </table:table-cell>
          <table:table-cell office:value-type="float" office:value="287438.27" calcext:value-type="float">
            <text:p>287438.27</text:p>
          </table:table-cell>
          <table:table-cell office:value-type="float" office:value="100964" calcext:value-type="float">
            <text:p>100964</text:p>
          </table:table-cell>
        </table:table-row>
        <table:table-row table:style-name="ro2">
          <table:table-cell office:value-type="date" office:date-value="2005-10-01" calcext:value-type="date">
            <text:p>10/01/05</text:p>
          </table:table-cell>
          <table:table-cell office:value-type="float" office:value="287591.61" calcext:value-type="float">
            <text:p>287591.61</text:p>
          </table:table-cell>
          <table:table-cell office:value-type="float" office:value="101751.98" calcext:value-type="float">
            <text:p>101751.98</text:p>
          </table:table-cell>
        </table:table-row>
        <table:table-row table:style-name="ro2">
          <table:table-cell office:value-type="date" office:date-value="2005-11-01" calcext:value-type="date">
            <text:p>11/01/05</text:p>
          </table:table-cell>
          <table:table-cell office:value-type="float" office:value="292350.39" calcext:value-type="float">
            <text:p>292350.39</text:p>
          </table:table-cell>
          <table:table-cell office:value-type="float" office:value="104125.78" calcext:value-type="float">
            <text:p>104125.78</text:p>
          </table:table-cell>
        </table:table-row>
        <table:table-row table:style-name="ro2">
          <table:table-cell office:value-type="date" office:date-value="2005-12-01" calcext:value-type="date">
            <text:p>12/01/05</text:p>
          </table:table-cell>
          <table:table-cell office:value-type="float" office:value="298755.48" calcext:value-type="float">
            <text:p>298755.48</text:p>
          </table:table-cell>
          <table:table-cell office:value-type="float" office:value="107278.57" calcext:value-type="float">
            <text:p>107278.57</text:p>
          </table:table-cell>
        </table:table-row>
        <table:table-row table:style-name="ro2">
          <table:table-cell office:value-type="date" office:date-value="2006-01-01" calcext:value-type="date">
            <text:p>01/01/06</text:p>
          </table:table-cell>
          <table:table-cell office:value-type="float" office:value="303571.65" calcext:value-type="float">
            <text:p>303571.65</text:p>
          </table:table-cell>
          <table:table-cell office:value-type="float" office:value="107250.68" calcext:value-type="float">
            <text:p>107250.68</text:p>
          </table:table-cell>
        </table:table-row>
        <table:table-row table:style-name="ro2">
          <table:table-cell office:value-type="date" office:date-value="2006-02-01" calcext:value-type="date">
            <text:p>02/01/06</text:p>
          </table:table-cell>
          <table:table-cell office:value-type="float" office:value="304516.27" calcext:value-type="float">
            <text:p>304516.27</text:p>
          </table:table-cell>
          <table:table-cell office:value-type="float" office:value="104357.08" calcext:value-type="float">
            <text:p>104357.08</text:p>
          </table:table-cell>
        </table:table-row>
        <table:table-row table:style-name="ro2">
          <table:table-cell office:value-type="date" office:date-value="2006-03-01" calcext:value-type="date">
            <text:p>03/01/06</text:p>
          </table:table-cell>
          <table:table-cell office:value-type="float" office:value="310490.65" calcext:value-type="float">
            <text:p>310490.65</text:p>
          </table:table-cell>
          <table:table-cell office:value-type="float" office:value="106737.08" calcext:value-type="float">
            <text:p>106737.08</text:p>
          </table:table-cell>
        </table:table-row>
        <table:table-row table:style-name="ro2">
          <table:table-cell office:value-type="date" office:date-value="2006-04-01" calcext:value-type="date">
            <text:p>04/01/06</text:p>
          </table:table-cell>
          <table:table-cell office:value-type="float" office:value="313702.34" calcext:value-type="float">
            <text:p>313702.34</text:p>
          </table:table-cell>
          <table:table-cell office:value-type="float" office:value="106389.11" calcext:value-type="float">
            <text:p>106389.11</text:p>
          </table:table-cell>
        </table:table-row>
        <table:table-row table:style-name="ro2">
          <table:table-cell office:value-type="date" office:date-value="2006-05-01" calcext:value-type="date">
            <text:p>05/01/06</text:p>
          </table:table-cell>
          <table:table-cell office:value-type="float" office:value="316709.81" calcext:value-type="float">
            <text:p>316709.81</text:p>
          </table:table-cell>
          <table:table-cell office:value-type="float" office:value="109219.22" calcext:value-type="float">
            <text:p>109219.22</text:p>
          </table:table-cell>
        </table:table-row>
        <table:table-row table:style-name="ro2">
          <table:table-cell office:value-type="date" office:date-value="2006-06-01" calcext:value-type="date">
            <text:p>06/01/06</text:p>
          </table:table-cell>
          <table:table-cell office:value-type="float" office:value="322756.35" calcext:value-type="float">
            <text:p>322756.35</text:p>
          </table:table-cell>
          <table:table-cell office:value-type="float" office:value="112342.36" calcext:value-type="float">
            <text:p>112342.36</text:p>
          </table:table-cell>
        </table:table-row>
        <table:table-row table:style-name="ro2">
          <table:table-cell office:value-type="date" office:date-value="2006-07-01" calcext:value-type="date">
            <text:p>07/01/06</text:p>
          </table:table-cell>
          <table:table-cell office:value-type="float" office:value="324010.76" calcext:value-type="float">
            <text:p>324010.76</text:p>
          </table:table-cell>
          <table:table-cell office:value-type="float" office:value="112653.04" calcext:value-type="float">
            <text:p>112653.04</text:p>
          </table:table-cell>
        </table:table-row>
        <table:table-row table:style-name="ro2">
          <table:table-cell office:value-type="date" office:date-value="2006-08-01" calcext:value-type="date">
            <text:p>08/01/06</text:p>
          </table:table-cell>
          <table:table-cell office:value-type="float" office:value="327885.67" calcext:value-type="float">
            <text:p>327885.67</text:p>
          </table:table-cell>
          <table:table-cell office:value-type="float" office:value="114845.67" calcext:value-type="float">
            <text:p>114845.67</text:p>
          </table:table-cell>
        </table:table-row>
        <table:table-row table:style-name="ro2">
          <table:table-cell office:value-type="date" office:date-value="2006-09-01" calcext:value-type="date">
            <text:p>09/01/06</text:p>
          </table:table-cell>
          <table:table-cell office:value-type="float" office:value="331865.36" calcext:value-type="float">
            <text:p>331865.36</text:p>
          </table:table-cell>
          <table:table-cell office:value-type="float" office:value="116814.1" calcext:value-type="float">
            <text:p>116814.1</text:p>
          </table:table-cell>
        </table:table-row>
        <table:table-row table:style-name="ro2">
          <table:table-cell office:value-type="date" office:date-value="2006-10-01" calcext:value-type="date">
            <text:p>10/01/06</text:p>
          </table:table-cell>
          <table:table-cell office:value-type="float" office:value="332747.17" calcext:value-type="float">
            <text:p>332747.17</text:p>
          </table:table-cell>
          <table:table-cell office:value-type="float" office:value="118359.96" calcext:value-type="float">
            <text:p>118359.96</text:p>
          </table:table-cell>
        </table:table-row>
        <table:table-row table:style-name="ro2">
          <table:table-cell office:value-type="date" office:date-value="2006-11-01" calcext:value-type="date">
            <text:p>11/01/06</text:p>
          </table:table-cell>
          <table:table-cell office:value-type="float" office:value="337504.15" calcext:value-type="float">
            <text:p>337504.15</text:p>
          </table:table-cell>
          <table:table-cell office:value-type="float" office:value="121644.95" calcext:value-type="float">
            <text:p>121644.95</text:p>
          </table:table-cell>
        </table:table-row>
        <table:table-row table:style-name="ro2">
          <table:table-cell office:value-type="date" office:date-value="2006-12-01" calcext:value-type="date">
            <text:p>12/01/06</text:p>
          </table:table-cell>
          <table:table-cell office:value-type="float" office:value="345577.91" calcext:value-type="float">
            <text:p>345577.91</text:p>
          </table:table-cell>
          <table:table-cell office:value-type="float" office:value="126028.05" calcext:value-type="float">
            <text:p>126028.05</text:p>
          </table:table-cell>
        </table:table-row>
        <table:table-row table:style-name="ro2">
          <table:table-cell office:value-type="date" office:date-value="2007-01-01" calcext:value-type="date">
            <text:p>01/01/07</text:p>
          </table:table-cell>
          <table:table-cell office:value-type="float" office:value="351498.77" calcext:value-type="float">
            <text:p>351498.77</text:p>
          </table:table-cell>
          <table:table-cell office:value-type="float" office:value="128484.06" calcext:value-type="float">
            <text:p>128484.06</text:p>
          </table:table-cell>
        </table:table-row>
        <table:table-row table:style-name="ro2">
          <table:table-cell office:value-type="date" office:date-value="2007-02-01" calcext:value-type="date">
            <text:p>02/01/07</text:p>
          </table:table-cell>
          <table:table-cell office:value-type="float" office:value="358659.25" calcext:value-type="float">
            <text:p>358659.25</text:p>
          </table:table-cell>
          <table:table-cell office:value-type="float" office:value="126258.08" calcext:value-type="float">
            <text:p>126258.08</text:p>
          </table:table-cell>
        </table:table-row>
        <table:table-row table:style-name="ro2">
          <table:table-cell office:value-type="date" office:date-value="2007-03-01" calcext:value-type="date">
            <text:p>03/01/07</text:p>
          </table:table-cell>
          <table:table-cell office:value-type="float" office:value="364104.66" calcext:value-type="float">
            <text:p>364104.66</text:p>
          </table:table-cell>
          <table:table-cell office:value-type="float" office:value="127881.31" calcext:value-type="float">
            <text:p>127881.31</text:p>
          </table:table-cell>
        </table:table-row>
        <table:table-row table:style-name="ro2">
          <table:table-cell office:value-type="date" office:date-value="2007-04-01" calcext:value-type="date">
            <text:p>04/01/07</text:p>
          </table:table-cell>
          <table:table-cell office:value-type="float" office:value="367326.45" calcext:value-type="float">
            <text:p>367326.45</text:p>
          </table:table-cell>
          <table:table-cell office:value-type="float" office:value="127678.33" calcext:value-type="float">
            <text:p>127678.33</text:p>
          </table:table-cell>
        </table:table-row>
        <table:table-row table:style-name="ro2">
          <table:table-cell office:value-type="date" office:date-value="2007-05-01" calcext:value-type="date">
            <text:p>05/01/07</text:p>
          </table:table-cell>
          <table:table-cell office:value-type="float" office:value="369718.15" calcext:value-type="float">
            <text:p>369718.15</text:p>
          </table:table-cell>
          <table:table-cell office:value-type="float" office:value="130275.8" calcext:value-type="float">
            <text:p>130275.8</text:p>
          </table:table-cell>
        </table:table-row>
        <table:table-row table:style-name="ro2">
          <table:table-cell office:value-type="date" office:date-value="2007-06-01" calcext:value-type="date">
            <text:p>06/01/07</text:p>
          </table:table-cell>
          <table:table-cell office:value-type="float" office:value="377832.15" calcext:value-type="float">
            <text:p>377832.15</text:p>
          </table:table-cell>
          <table:table-cell office:value-type="float" office:value="135847.4" calcext:value-type="float">
            <text:p>135847.4</text:p>
          </table:table-cell>
        </table:table-row>
        <table:table-row table:style-name="ro2">
          <table:table-cell office:value-type="date" office:date-value="2007-07-01" calcext:value-type="date">
            <text:p>07/01/07</text:p>
          </table:table-cell>
          <table:table-cell office:value-type="float" office:value="383884.88" calcext:value-type="float">
            <text:p>383884.88</text:p>
          </table:table-cell>
          <table:table-cell office:value-type="float" office:value="136237.43" calcext:value-type="float">
            <text:p>136237.43</text:p>
          </table:table-cell>
        </table:table-row>
        <table:table-row table:style-name="ro2">
          <table:table-cell office:value-type="date" office:date-value="2007-08-01" calcext:value-type="date">
            <text:p>08/01/07</text:p>
          </table:table-cell>
          <table:table-cell office:value-type="float" office:value="387205.04" calcext:value-type="float">
            <text:p>387205.04</text:p>
          </table:table-cell>
          <table:table-cell office:value-type="float" office:value="140993.21" calcext:value-type="float">
            <text:p>140993.21</text:p>
          </table:table-cell>
        </table:table-row>
        <table:table-row table:style-name="ro2">
          <table:table-cell office:value-type="date" office:date-value="2007-09-01" calcext:value-type="date">
            <text:p>09/01/07</text:p>
          </table:table-cell>
          <table:table-cell office:value-type="float" office:value="393098.91" calcext:value-type="float">
            <text:p>393098.91</text:p>
          </table:table-cell>
          <table:table-cell office:value-type="float" office:value="142591.57" calcext:value-type="float">
            <text:p>142591.57</text:p>
          </table:table-cell>
        </table:table-row>
        <table:table-row table:style-name="ro2">
          <table:table-cell office:value-type="date" office:date-value="2007-10-01" calcext:value-type="date">
            <text:p>10/01/07</text:p>
          </table:table-cell>
          <table:table-cell office:value-type="float" office:value="394204.17" calcext:value-type="float">
            <text:p>394204.17</text:p>
          </table:table-cell>
          <table:table-cell office:value-type="float" office:value="144649.33" calcext:value-type="float">
            <text:p>144649.33</text:p>
          </table:table-cell>
        </table:table-row>
        <table:table-row table:style-name="ro2">
          <table:table-cell office:value-type="date" office:date-value="2007-11-01" calcext:value-type="date">
            <text:p>11/01/07</text:p>
          </table:table-cell>
          <table:table-cell office:value-type="float" office:value="399757.91" calcext:value-type="float">
            <text:p>399757.91</text:p>
          </table:table-cell>
          <table:table-cell office:value-type="float" office:value="148009.82" calcext:value-type="float">
            <text:p>148009.82</text:p>
          </table:table-cell>
        </table:table-row>
        <table:table-row table:style-name="ro2">
          <table:table-cell office:value-type="date" office:date-value="2007-12-01" calcext:value-type="date">
            <text:p>12/01/07</text:p>
          </table:table-cell>
          <table:table-cell office:value-type="float" office:value="403401.3" calcext:value-type="float">
            <text:p>403401.3</text:p>
          </table:table-cell>
          <table:table-cell office:value-type="float" office:value="152519.17" calcext:value-type="float">
            <text:p>152519.17</text:p>
          </table:table-cell>
        </table:table-row>
        <table:table-row table:style-name="ro2">
          <table:table-cell office:value-type="date" office:date-value="2008-01-01" calcext:value-type="date">
            <text:p>01/01/08</text:p>
          </table:table-cell>
          <table:table-cell office:value-type="float" office:value="417846.17" calcext:value-type="float">
            <text:p>417846.17</text:p>
          </table:table-cell>
          <table:table-cell office:value-type="float" office:value="154872.59" calcext:value-type="float">
            <text:p>154872.59</text:p>
          </table:table-cell>
        </table:table-row>
        <table:table-row table:style-name="ro2">
          <table:table-cell office:value-type="date" office:date-value="2008-02-01" calcext:value-type="date">
            <text:p>02/01/08</text:p>
          </table:table-cell>
          <table:table-cell office:value-type="float" office:value="421037.84" calcext:value-type="float">
            <text:p>421037.84</text:p>
          </table:table-cell>
          <table:table-cell office:value-type="float" office:value="150177.88" calcext:value-type="float">
            <text:p>150177.88</text:p>
          </table:table-cell>
        </table:table-row>
        <table:table-row table:style-name="ro2">
          <table:table-cell office:value-type="date" office:date-value="2008-03-01" calcext:value-type="date">
            <text:p>03/01/08</text:p>
          </table:table-cell>
          <table:table-cell office:value-type="float" office:value="423054.53" calcext:value-type="float">
            <text:p>423054.53</text:p>
          </table:table-cell>
          <table:table-cell office:value-type="float" office:value="150867.47" calcext:value-type="float">
            <text:p>150867.47</text:p>
          </table:table-cell>
        </table:table-row>
        <table:table-row table:style-name="ro2">
          <table:table-cell office:value-type="date" office:date-value="2008-04-01" calcext:value-type="date">
            <text:p>04/01/08</text:p>
          </table:table-cell>
          <table:table-cell office:value-type="float" office:value="429313.72" calcext:value-type="float">
            <text:p>429313.72</text:p>
          </table:table-cell>
          <table:table-cell office:value-type="float" office:value="151694.91" calcext:value-type="float">
            <text:p>151694.91</text:p>
          </table:table-cell>
        </table:table-row>
        <table:table-row table:style-name="ro2">
          <table:table-cell office:value-type="date" office:date-value="2008-05-01" calcext:value-type="date">
            <text:p>05/01/08</text:p>
          </table:table-cell>
          <table:table-cell office:value-type="float" office:value="436221.6" calcext:value-type="float">
            <text:p>436221.6</text:p>
          </table:table-cell>
          <table:table-cell office:value-type="float" office:value="153344.75" calcext:value-type="float">
            <text:p>153344.75</text:p>
          </table:table-cell>
        </table:table-row>
        <table:table-row table:style-name="ro2">
          <table:table-cell office:value-type="date" office:date-value="2008-06-01" calcext:value-type="date">
            <text:p>06/01/08</text:p>
          </table:table-cell>
          <table:table-cell office:value-type="float" office:value="443141.02" calcext:value-type="float">
            <text:p>443141.02</text:p>
          </table:table-cell>
          <table:table-cell office:value-type="float" office:value="154820.15" calcext:value-type="float">
            <text:p>154820.15</text:p>
          </table:table-cell>
        </table:table-row>
        <table:table-row table:style-name="ro2">
          <table:table-cell office:value-type="date" office:date-value="2008-07-01" calcext:value-type="date">
            <text:p>07/01/08</text:p>
          </table:table-cell>
          <table:table-cell office:value-type="float" office:value="446362.17" calcext:value-type="float">
            <text:p>446362.17</text:p>
          </table:table-cell>
          <table:table-cell office:value-type="float" office:value="154992.44" calcext:value-type="float">
            <text:p>154992.44</text:p>
          </table:table-cell>
        </table:table-row>
        <table:table-row table:style-name="ro2">
          <table:table-cell office:value-type="date" office:date-value="2008-08-01" calcext:value-type="date">
            <text:p>08/01/08</text:p>
          </table:table-cell>
          <table:table-cell office:value-type="float" office:value="448846.68" calcext:value-type="float">
            <text:p>448846.68</text:p>
          </table:table-cell>
          <table:table-cell office:value-type="float" office:value="156889.92" calcext:value-type="float">
            <text:p>156889.92</text:p>
          </table:table-cell>
        </table:table-row>
        <table:table-row table:style-name="ro2">
          <table:table-cell office:value-type="date" office:date-value="2008-09-01" calcext:value-type="date">
            <text:p>09/01/08</text:p>
          </table:table-cell>
          <table:table-cell office:value-type="float" office:value="452898.71" calcext:value-type="float">
            <text:p>452898.71</text:p>
          </table:table-cell>
          <table:table-cell office:value-type="float" office:value="155748.97" calcext:value-type="float">
            <text:p>155748.97</text:p>
          </table:table-cell>
        </table:table-row>
        <table:table-row table:style-name="ro2">
          <table:table-cell office:value-type="date" office:date-value="2008-10-01" calcext:value-type="date">
            <text:p>10/01/08</text:p>
          </table:table-cell>
          <table:table-cell office:value-type="float" office:value="453133.32" calcext:value-type="float">
            <text:p>453133.32</text:p>
          </table:table-cell>
          <table:table-cell office:value-type="float" office:value="157194.36" calcext:value-type="float">
            <text:p>157194.36</text:p>
          </table:table-cell>
        </table:table-row>
        <table:table-row table:style-name="ro2">
          <table:table-cell office:value-type="date" office:date-value="2008-11-01" calcext:value-type="date">
            <text:p>11/01/08</text:p>
          </table:table-cell>
          <table:table-cell office:value-type="float" office:value="458644.66" calcext:value-type="float">
            <text:p>458644.66</text:p>
          </table:table-cell>
          <table:table-cell office:value-type="float" office:value="157826.63" calcext:value-type="float">
            <text:p>157826.63</text:p>
          </table:table-cell>
        </table:table-row>
        <table:table-row table:style-name="ro2">
          <table:table-cell office:value-type="date" office:date-value="2008-12-01" calcext:value-type="date">
            <text:p>12/01/08</text:p>
          </table:table-cell>
          <table:table-cell office:value-type="float" office:value="475166.6" calcext:value-type="float">
            <text:p>475166.6</text:p>
          </table:table-cell>
          <table:table-cell office:value-type="float" office:value="166217.13" calcext:value-type="float">
            <text:p>166217.13</text:p>
          </table:table-cell>
        </table:table-row>
        <table:table-row table:style-name="ro2">
          <table:table-cell office:value-type="date" office:date-value="2009-01-01" calcext:value-type="date">
            <text:p>01/01/09</text:p>
          </table:table-cell>
          <table:table-cell office:value-type="float" office:value="496135.31" calcext:value-type="float">
            <text:p>496135.31</text:p>
          </table:table-cell>
          <table:table-cell office:value-type="float" office:value="165214.34" calcext:value-type="float">
            <text:p>165214.34</text:p>
          </table:table-cell>
        </table:table-row>
        <table:table-row table:style-name="ro2">
          <table:table-cell office:value-type="date" office:date-value="2009-02-01" calcext:value-type="date">
            <text:p>02/01/09</text:p>
          </table:table-cell>
          <table:table-cell office:value-type="float" office:value="506708.07" calcext:value-type="float">
            <text:p>506708.07</text:p>
          </table:table-cell>
          <table:table-cell office:value-type="float" office:value="166149.6" calcext:value-type="float">
            <text:p>166149.6</text:p>
          </table:table-cell>
        </table:table-row>
        <table:table-row table:style-name="ro2">
          <table:table-cell office:value-type="date" office:date-value="2009-03-01" calcext:value-type="date">
            <text:p>03/01/09</text:p>
          </table:table-cell>
          <table:table-cell office:value-type="float" office:value="530626.71" calcext:value-type="float">
            <text:p>530626.71</text:p>
          </table:table-cell>
          <table:table-cell office:value-type="float" office:value="176541.13" calcext:value-type="float">
            <text:p>176541.13</text:p>
          </table:table-cell>
        </table:table-row>
        <table:table-row table:style-name="ro2">
          <table:table-cell office:value-type="date" office:date-value="2009-04-01" calcext:value-type="date">
            <text:p>04/01/09</text:p>
          </table:table-cell>
          <table:table-cell office:value-type="float" office:value="540481.21" calcext:value-type="float">
            <text:p>540481.21</text:p>
          </table:table-cell>
          <table:table-cell office:value-type="float" office:value="178213.57" calcext:value-type="float">
            <text:p>178213.57</text:p>
          </table:table-cell>
        </table:table-row>
        <table:table-row table:style-name="ro2">
          <table:table-cell office:value-type="date" office:date-value="2009-05-01" calcext:value-type="date">
            <text:p>05/01/09</text:p>
          </table:table-cell>
          <table:table-cell office:value-type="float" office:value="548263.51" calcext:value-type="float">
            <text:p>548263.51</text:p>
          </table:table-cell>
          <table:table-cell office:value-type="float" office:value="182025.58" calcext:value-type="float">
            <text:p>182025.58</text:p>
          </table:table-cell>
        </table:table-row>
        <table:table-row table:style-name="ro2">
          <table:table-cell office:value-type="date" office:date-value="2009-06-01" calcext:value-type="date">
            <text:p>06/01/09</text:p>
          </table:table-cell>
          <table:table-cell office:value-type="float" office:value="568916.2" calcext:value-type="float">
            <text:p>568916.2</text:p>
          </table:table-cell>
          <table:table-cell office:value-type="float" office:value="193138.15" calcext:value-type="float">
            <text:p>193138.15</text:p>
          </table:table-cell>
        </table:table-row>
        <table:table-row table:style-name="ro2">
          <table:table-cell office:value-type="date" office:date-value="2009-07-01" calcext:value-type="date">
            <text:p>07/01/09</text:p>
          </table:table-cell>
          <table:table-cell office:value-type="float" office:value="573102.85" calcext:value-type="float">
            <text:p>573102.85</text:p>
          </table:table-cell>
          <table:table-cell office:value-type="float" office:value="195889.27" calcext:value-type="float">
            <text:p>195889.27</text:p>
          </table:table-cell>
        </table:table-row>
        <table:table-row table:style-name="ro2">
          <table:table-cell office:value-type="date" office:date-value="2009-08-01" calcext:value-type="date">
            <text:p>08/01/09</text:p>
          </table:table-cell>
          <table:table-cell office:value-type="float" office:value="576698.95" calcext:value-type="float">
            <text:p>576698.95</text:p>
          </table:table-cell>
          <table:table-cell office:value-type="float" office:value="200394.83" calcext:value-type="float">
            <text:p>200394.83</text:p>
          </table:table-cell>
        </table:table-row>
        <table:table-row table:style-name="ro2">
          <table:table-cell office:value-type="date" office:date-value="2009-09-01" calcext:value-type="date">
            <text:p>09/01/09</text:p>
          </table:table-cell>
          <table:table-cell office:value-type="float" office:value="585405.34" calcext:value-type="float">
            <text:p>585405.34</text:p>
          </table:table-cell>
          <table:table-cell office:value-type="float" office:value="201708.14" calcext:value-type="float">
            <text:p>201708.14</text:p>
          </table:table-cell>
        </table:table-row>
        <table:table-row table:style-name="ro2">
          <table:table-cell office:value-type="date" office:date-value="2009-10-01" calcext:value-type="date">
            <text:p>10/01/09</text:p>
          </table:table-cell>
          <table:table-cell office:value-type="float" office:value="586643.29" calcext:value-type="float">
            <text:p>586643.29</text:p>
          </table:table-cell>
          <table:table-cell office:value-type="float" office:value="207545.74" calcext:value-type="float">
            <text:p>207545.74</text:p>
          </table:table-cell>
        </table:table-row>
        <table:table-row table:style-name="ro2">
          <table:table-cell office:value-type="date" office:date-value="2009-11-01" calcext:value-type="date">
            <text:p>11/01/09</text:p>
          </table:table-cell>
          <table:table-cell office:value-type="float" office:value="594604.72" calcext:value-type="float">
            <text:p>594604.72</text:p>
          </table:table-cell>
          <table:table-cell office:value-type="float" office:value="212493.2" calcext:value-type="float">
            <text:p>212493.2</text:p>
          </table:table-cell>
        </table:table-row>
        <table:table-row table:style-name="ro2">
          <table:table-cell office:value-type="date" office:date-value="2009-12-01" calcext:value-type="date">
            <text:p>12/01/09</text:p>
          </table:table-cell>
          <table:table-cell office:value-type="float" office:value="610224.52" calcext:value-type="float">
            <text:p>610224.52</text:p>
          </table:table-cell>
          <table:table-cell office:value-type="float" office:value="221445.81" calcext:value-type="float">
            <text:p>221445.81</text:p>
          </table:table-cell>
        </table:table-row>
        <table:table-row table:style-name="ro2">
          <table:table-cell office:value-type="date" office:date-value="2010-01-01" calcext:value-type="date">
            <text:p>01/01/10</text:p>
          </table:table-cell>
          <table:table-cell office:value-type="float" office:value="625609.29" calcext:value-type="float">
            <text:p>625609.29</text:p>
          </table:table-cell>
          <table:table-cell office:value-type="float" office:value="229588.98" calcext:value-type="float">
            <text:p>229588.98</text:p>
          </table:table-cell>
        </table:table-row>
        <table:table-row table:style-name="ro2">
          <table:table-cell office:value-type="date" office:date-value="2010-02-01" calcext:value-type="date">
            <text:p>02/01/10</text:p>
          </table:table-cell>
          <table:table-cell office:value-type="float" office:value="636072.26" calcext:value-type="float">
            <text:p>636072.26</text:p>
          </table:table-cell>
          <table:table-cell office:value-type="float" office:value="224286.95" calcext:value-type="float">
            <text:p>224286.95</text:p>
          </table:table-cell>
        </table:table-row>
        <table:table-row table:style-name="ro2">
          <table:table-cell office:value-type="date" office:date-value="2010-03-01" calcext:value-type="date">
            <text:p>03/01/10</text:p>
          </table:table-cell>
          <table:table-cell office:value-type="float" office:value="649947.46" calcext:value-type="float">
            <text:p>649947.46</text:p>
          </table:table-cell>
          <table:table-cell office:value-type="float" office:value="229397.93" calcext:value-type="float">
            <text:p>229397.93</text:p>
          </table:table-cell>
        </table:table-row>
        <table:table-row table:style-name="ro2">
          <table:table-cell office:value-type="date" office:date-value="2010-04-01" calcext:value-type="date">
            <text:p>04/01/10</text:p>
          </table:table-cell>
          <table:table-cell office:value-type="float" office:value="656561.22" calcext:value-type="float">
            <text:p>656561.22</text:p>
          </table:table-cell>
          <table:table-cell office:value-type="float" office:value="233909.76" calcext:value-type="float">
            <text:p>233909.76</text:p>
          </table:table-cell>
        </table:table-row>
        <table:table-row table:style-name="ro2">
          <table:table-cell office:value-type="date" office:date-value="2010-05-01" calcext:value-type="date">
            <text:p>05/01/10</text:p>
          </table:table-cell>
          <table:table-cell office:value-type="float" office:value="663351.37" calcext:value-type="float">
            <text:p>663351.37</text:p>
          </table:table-cell>
          <table:table-cell office:value-type="float" office:value="236497.88" calcext:value-type="float">
            <text:p>236497.88</text:p>
          </table:table-cell>
        </table:table-row>
        <table:table-row table:style-name="ro2">
          <table:table-cell office:value-type="date" office:date-value="2010-06-01" calcext:value-type="date">
            <text:p>06/01/10</text:p>
          </table:table-cell>
          <table:table-cell office:value-type="float" office:value="673921.72" calcext:value-type="float">
            <text:p>673921.72</text:p>
          </table:table-cell>
          <table:table-cell office:value-type="float" office:value="240580" calcext:value-type="float">
            <text:p>240580</text:p>
          </table:table-cell>
        </table:table-row>
        <table:table-row table:style-name="ro2">
          <table:table-cell office:value-type="date" office:date-value="2010-07-01" calcext:value-type="date">
            <text:p>07/01/10</text:p>
          </table:table-cell>
          <table:table-cell office:value-type="float" office:value="674051.48" calcext:value-type="float">
            <text:p>674051.48</text:p>
          </table:table-cell>
          <table:table-cell office:value-type="float" office:value="240664.07" calcext:value-type="float">
            <text:p>240664.07</text:p>
          </table:table-cell>
        </table:table-row>
        <table:table-row table:style-name="ro2">
          <table:table-cell office:value-type="date" office:date-value="2010-08-01" calcext:value-type="date">
            <text:p>08/01/10</text:p>
          </table:table-cell>
          <table:table-cell office:value-type="float" office:value="687506.92" calcext:value-type="float">
            <text:p>687506.92</text:p>
          </table:table-cell>
          <table:table-cell office:value-type="float" office:value="244340.64" calcext:value-type="float">
            <text:p>244340.64</text:p>
          </table:table-cell>
        </table:table-row>
        <table:table-row table:style-name="ro2">
          <table:table-cell office:value-type="date" office:date-value="2010-09-01" calcext:value-type="date">
            <text:p>09/01/10</text:p>
          </table:table-cell>
          <table:table-cell office:value-type="float" office:value="696471.5" calcext:value-type="float">
            <text:p>696471.5</text:p>
          </table:table-cell>
          <table:table-cell office:value-type="float" office:value="243821.9" calcext:value-type="float">
            <text:p>243821.9</text:p>
          </table:table-cell>
        </table:table-row>
        <table:table-row table:style-name="ro2">
          <table:table-cell office:value-type="date" office:date-value="2010-10-01" calcext:value-type="date">
            <text:p>10/01/10</text:p>
          </table:table-cell>
          <table:table-cell office:value-type="float" office:value="699776.74" calcext:value-type="float">
            <text:p>699776.74</text:p>
          </table:table-cell>
          <table:table-cell office:value-type="float" office:value="253313.17" calcext:value-type="float">
            <text:p>253313.17</text:p>
          </table:table-cell>
        </table:table-row>
        <table:table-row table:style-name="ro2">
          <table:table-cell office:value-type="date" office:date-value="2010-11-01" calcext:value-type="date">
            <text:p>11/01/10</text:p>
          </table:table-cell>
          <table:table-cell office:value-type="float" office:value="710339.03" calcext:value-type="float">
            <text:p>710339.03</text:p>
          </table:table-cell>
          <table:table-cell office:value-type="float" office:value="259420.32" calcext:value-type="float">
            <text:p>259420.32</text:p>
          </table:table-cell>
        </table:table-row>
        <table:table-row table:style-name="ro2">
          <table:table-cell office:value-type="date" office:date-value="2010-12-01" calcext:value-type="date">
            <text:p>12/01/10</text:p>
          </table:table-cell>
          <table:table-cell office:value-type="float" office:value="725851.79" calcext:value-type="float">
            <text:p>725851.79</text:p>
          </table:table-cell>
          <table:table-cell office:value-type="float" office:value="266621.54" calcext:value-type="float">
            <text:p>266621.54</text:p>
          </table:table-cell>
        </table:table-row>
        <table:table-row table:style-name="ro2">
          <table:table-cell office:value-type="date" office:date-value="2011-01-01" calcext:value-type="date">
            <text:p>01/01/11</text:p>
          </table:table-cell>
          <table:table-cell office:value-type="float" office:value="733884.83" calcext:value-type="float">
            <text:p>733884.83</text:p>
          </table:table-cell>
          <table:table-cell office:value-type="float" office:value="261765.01" calcext:value-type="float">
            <text:p>261765.01</text:p>
          </table:table-cell>
        </table:table-row>
        <table:table-row table:style-name="ro2">
          <table:table-cell office:value-type="date" office:date-value="2011-02-01" calcext:value-type="date">
            <text:p>02/01/11</text:p>
          </table:table-cell>
          <table:table-cell office:value-type="float" office:value="736130.86" calcext:value-type="float">
            <text:p>736130.86</text:p>
          </table:table-cell>
          <table:table-cell office:value-type="float" office:value="259200.5" calcext:value-type="float">
            <text:p>259200.5</text:p>
          </table:table-cell>
        </table:table-row>
        <table:table-row table:style-name="ro2">
          <table:table-cell office:value-type="date" office:date-value="2011-03-01" calcext:value-type="date">
            <text:p>03/01/11</text:p>
          </table:table-cell>
          <table:table-cell office:value-type="float" office:value="758130.88" calcext:value-type="float">
            <text:p>758130.88</text:p>
          </table:table-cell>
          <table:table-cell office:value-type="float" office:value="266255.48" calcext:value-type="float">
            <text:p>266255.48</text:p>
          </table:table-cell>
        </table:table-row>
        <table:table-row table:style-name="ro2">
          <table:table-cell office:value-type="date" office:date-value="2011-04-01" calcext:value-type="date">
            <text:p>04/01/11</text:p>
          </table:table-cell>
          <table:table-cell office:value-type="float" office:value="757384.56" calcext:value-type="float">
            <text:p>757384.56</text:p>
          </table:table-cell>
          <table:table-cell office:value-type="float" office:value="266766.91" calcext:value-type="float">
            <text:p>266766.91</text:p>
          </table:table-cell>
        </table:table-row>
        <table:table-row table:style-name="ro2">
          <table:table-cell office:value-type="date" office:date-value="2011-05-01" calcext:value-type="date">
            <text:p>05/01/11</text:p>
          </table:table-cell>
          <table:table-cell office:value-type="float" office:value="763409.22" calcext:value-type="float">
            <text:p>763409.22</text:p>
          </table:table-cell>
          <table:table-cell office:value-type="float" office:value="269289.63" calcext:value-type="float">
            <text:p>269289.63</text:p>
          </table:table-cell>
        </table:table-row>
        <table:table-row table:style-name="ro2">
          <table:table-cell office:value-type="date" office:date-value="2011-06-01" calcext:value-type="date">
            <text:p>06/01/11</text:p>
          </table:table-cell>
          <table:table-cell office:value-type="float" office:value="780820.85" calcext:value-type="float">
            <text:p>780820.85</text:p>
          </table:table-cell>
          <table:table-cell office:value-type="float" office:value="274662.57" calcext:value-type="float">
            <text:p>274662.57</text:p>
          </table:table-cell>
        </table:table-row>
        <table:table-row table:style-name="ro2">
          <table:table-cell office:value-type="date" office:date-value="2011-07-01" calcext:value-type="date">
            <text:p>07/01/11</text:p>
          </table:table-cell>
          <table:table-cell office:value-type="float" office:value="772923.65" calcext:value-type="float">
            <text:p>772923.65</text:p>
          </table:table-cell>
          <table:table-cell office:value-type="float" office:value="270545.65" calcext:value-type="float">
            <text:p>270545.65</text:p>
          </table:table-cell>
        </table:table-row>
        <table:table-row table:style-name="ro2">
          <table:table-cell office:value-type="date" office:date-value="2011-08-01" calcext:value-type="date">
            <text:p>08/01/11</text:p>
          </table:table-cell>
          <table:table-cell office:value-type="float" office:value="780852.3" calcext:value-type="float">
            <text:p>780852.3</text:p>
          </table:table-cell>
          <table:table-cell office:value-type="float" office:value="273393.77" calcext:value-type="float">
            <text:p>273393.77</text:p>
          </table:table-cell>
        </table:table-row>
        <table:table-row table:style-name="ro2">
          <table:table-cell office:value-type="date" office:date-value="2011-09-01" calcext:value-type="date">
            <text:p>09/01/11</text:p>
          </table:table-cell>
          <table:table-cell office:value-type="float" office:value="787406.2" calcext:value-type="float">
            <text:p>787406.2</text:p>
          </table:table-cell>
          <table:table-cell office:value-type="float" office:value="267193.16" calcext:value-type="float">
            <text:p>267193.16</text:p>
          </table:table-cell>
        </table:table-row>
        <table:table-row table:style-name="ro2">
          <table:table-cell office:value-type="date" office:date-value="2011-10-01" calcext:value-type="date">
            <text:p>10/01/11</text:p>
          </table:table-cell>
          <table:table-cell office:value-type="float" office:value="816829.25" calcext:value-type="float">
            <text:p>816829.25</text:p>
          </table:table-cell>
          <table:table-cell office:value-type="float" office:value="276552.67" calcext:value-type="float">
            <text:p>276552.67</text:p>
          </table:table-cell>
        </table:table-row>
        <table:table-row table:style-name="ro2">
          <table:table-cell office:value-type="date" office:date-value="2011-11-01" calcext:value-type="date">
            <text:p>11/01/11</text:p>
          </table:table-cell>
          <table:table-cell office:value-type="float" office:value="825493.94" calcext:value-type="float">
            <text:p>825493.94</text:p>
          </table:table-cell>
          <table:table-cell office:value-type="float" office:value="281416.37" calcext:value-type="float">
            <text:p>281416.37</text:p>
          </table:table-cell>
        </table:table-row>
        <table:table-row table:style-name="ro2">
          <table:table-cell office:value-type="date" office:date-value="2011-12-01" calcext:value-type="date">
            <text:p>12/01/11</text:p>
          </table:table-cell>
          <table:table-cell office:value-type="float" office:value="851590.9" calcext:value-type="float">
            <text:p>851590.9</text:p>
          </table:table-cell>
          <table:table-cell office:value-type="float" office:value="289847.7" calcext:value-type="float">
            <text:p>289847.7</text:p>
          </table:table-cell>
        </table:table-row>
        <table:table-row table:style-name="ro2">
          <table:table-cell office:value-type="date" office:date-value="2012-01-01" calcext:value-type="date">
            <text:p>01/01/12</text:p>
          </table:table-cell>
          <table:table-cell office:value-type="float" office:value="855898.89" calcext:value-type="float">
            <text:p>855898.89</text:p>
          </table:table-cell>
          <table:table-cell office:value-type="float" office:value="270010.4" calcext:value-type="float">
            <text:p>270010.4</text:p>
          </table:table-cell>
        </table:table-row>
        <table:table-row table:style-name="ro2">
          <table:table-cell office:value-type="date" office:date-value="2012-02-01" calcext:value-type="date">
            <text:p>02/01/12</text:p>
          </table:table-cell>
          <table:table-cell office:value-type="float" office:value="867171.42" calcext:value-type="float">
            <text:p>867171.42</text:p>
          </table:table-cell>
          <table:table-cell office:value-type="float" office:value="270312.11" calcext:value-type="float">
            <text:p>270312.11</text:p>
          </table:table-cell>
        </table:table-row>
        <table:table-row table:style-name="ro2">
          <table:table-cell office:value-type="date" office:date-value="2012-03-01" calcext:value-type="date">
            <text:p>03/01/12</text:p>
          </table:table-cell>
          <table:table-cell office:value-type="float" office:value="895565.5" calcext:value-type="float">
            <text:p>895565.5</text:p>
          </table:table-cell>
          <table:table-cell office:value-type="float" office:value="277998.11" calcext:value-type="float">
            <text:p>277998.11</text:p>
          </table:table-cell>
        </table:table-row>
        <table:table-row table:style-name="ro2">
          <table:table-cell office:value-type="date" office:date-value="2012-04-01" calcext:value-type="date">
            <text:p>04/01/12</text:p>
          </table:table-cell>
          <table:table-cell office:value-type="float" office:value="889604.04" calcext:value-type="float">
            <text:p>889604.04</text:p>
          </table:table-cell>
          <table:table-cell office:value-type="float" office:value="274983.82" calcext:value-type="float">
            <text:p>274983.82</text:p>
          </table:table-cell>
        </table:table-row>
        <table:table-row table:style-name="ro2">
          <table:table-cell office:value-type="date" office:date-value="2012-05-01" calcext:value-type="date">
            <text:p>05/01/12</text:p>
          </table:table-cell>
          <table:table-cell office:value-type="float" office:value="900048.77" calcext:value-type="float">
            <text:p>900048.77</text:p>
          </table:table-cell>
          <table:table-cell office:value-type="float" office:value="278656.31" calcext:value-type="float">
            <text:p>278656.31</text:p>
          </table:table-cell>
        </table:table-row>
        <table:table-row table:style-name="ro2">
          <table:table-cell office:value-type="date" office:date-value="2012-06-01" calcext:value-type="date">
            <text:p>06/01/12</text:p>
          </table:table-cell>
          <table:table-cell office:value-type="float" office:value="924991.2" calcext:value-type="float">
            <text:p>924991.2</text:p>
          </table:table-cell>
          <table:table-cell office:value-type="float" office:value="287526.17" calcext:value-type="float">
            <text:p>287526.17</text:p>
          </table:table-cell>
        </table:table-row>
        <table:table-row table:style-name="ro2">
          <table:table-cell office:value-type="date" office:date-value="2012-07-01" calcext:value-type="date">
            <text:p>07/01/12</text:p>
          </table:table-cell>
          <table:table-cell office:value-type="float" office:value="919072.401947368" calcext:value-type="float">
            <text:p>919072.401947368</text:p>
          </table:table-cell>
          <table:table-cell office:value-type="float" office:value="283090.680892102" calcext:value-type="float">
            <text:p>283090.680892102</text:p>
          </table:table-cell>
        </table:table-row>
        <table:table-row table:style-name="ro2">
          <table:table-cell office:value-type="date" office:date-value="2012-08-01" calcext:value-type="date">
            <text:p>08/01/12</text:p>
          </table:table-cell>
          <table:table-cell office:value-type="float" office:value="924894.58647727" calcext:value-type="float">
            <text:p>924894.58647727</text:p>
          </table:table-cell>
          <table:table-cell office:value-type="float" office:value="285739.265283618" calcext:value-type="float">
            <text:p>285739.265283618</text:p>
          </table:table-cell>
        </table:table-row>
        <table:table-row table:style-name="ro2">
          <table:table-cell office:value-type="date" office:date-value="2012-09-01" calcext:value-type="date">
            <text:p>09/01/12</text:p>
          </table:table-cell>
          <table:table-cell office:value-type="float" office:value="943688.753430738" calcext:value-type="float">
            <text:p>943688.753430738</text:p>
          </table:table-cell>
          <table:table-cell office:value-type="float" office:value="286788.206056132" calcext:value-type="float">
            <text:p>286788.206056132</text:p>
          </table:table-cell>
        </table:table-row>
        <table:table-row table:style-name="ro2">
          <table:table-cell office:value-type="date" office:date-value="2012-10-01" calcext:value-type="date">
            <text:p>10/01/12</text:p>
          </table:table-cell>
          <table:table-cell office:value-type="float" office:value="936404.279221096" calcext:value-type="float">
            <text:p>936404.279221096</text:p>
          </table:table-cell>
          <table:table-cell office:value-type="float" office:value="293309.784871435" calcext:value-type="float">
            <text:p>293309.784871435</text:p>
          </table:table-cell>
        </table:table-row>
        <table:table-row table:style-name="ro2">
          <table:table-cell office:value-type="date" office:date-value="2012-11-01" calcext:value-type="date">
            <text:p>11/01/12</text:p>
          </table:table-cell>
          <table:table-cell office:value-type="float" office:value="944832.4" calcext:value-type="float">
            <text:p>944832.4</text:p>
          </table:table-cell>
          <table:table-cell office:value-type="float" office:value="296883" calcext:value-type="float">
            <text:p>296883</text:p>
          </table:table-cell>
        </table:table-row>
        <table:table-row table:style-name="ro2">
          <table:table-cell office:value-type="date" office:date-value="2012-12-01" calcext:value-type="date">
            <text:p>12/01/12</text:p>
          </table:table-cell>
          <table:table-cell office:value-type="float" office:value="974159.46" calcext:value-type="float">
            <text:p>974159.46</text:p>
          </table:table-cell>
          <table:table-cell office:value-type="float" office:value="308672.99" calcext:value-type="float">
            <text:p>308672.99</text:p>
          </table:table-cell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992129.25" calcext:value-type="float">
            <text:p>992129.25</text:p>
          </table:table-cell>
          <table:table-cell office:value-type="float" office:value="311228.55" calcext:value-type="float">
            <text:p>311228.55</text:p>
          </table:table-cell>
        </table:table-row>
        <table:table-row table:style-name="ro2">
          <table:table-cell office:value-type="date" office:date-value="2013-02-01" calcext:value-type="date">
            <text:p>02/01/13</text:p>
          </table:table-cell>
          <table:table-cell office:value-type="float" office:value="998600.83" calcext:value-type="float">
            <text:p>998600.83</text:p>
          </table:table-cell>
          <table:table-cell office:value-type="float" office:value="296103.24" calcext:value-type="float">
            <text:p>296103.24</text:p>
          </table:table-cell>
        </table:table-row>
        <table:table-row table:style-name="ro2">
          <table:table-cell office:value-type="date" office:date-value="2013-03-01" calcext:value-type="date">
            <text:p>03/01/13</text:p>
          </table:table-cell>
          <table:table-cell office:value-type="float" office:value="1035858.37" calcext:value-type="float">
            <text:p>1035858.37</text:p>
          </table:table-cell>
          <table:table-cell office:value-type="float" office:value="310898.29" calcext:value-type="float">
            <text:p>310898.29</text:p>
          </table:table-cell>
        </table:table-row>
        <table:table-row table:style-name="ro2">
          <table:table-cell office:value-type="date" office:date-value="2013-04-01" calcext:value-type="date">
            <text:p>04/01/13</text:p>
          </table:table-cell>
          <table:table-cell office:value-type="float" office:value="1032551.90300943" calcext:value-type="float">
            <text:p>1032551.90300943</text:p>
          </table:table-cell>
          <table:table-cell office:value-type="float" office:value="307648.420242763" calcext:value-type="float">
            <text:p>307648.420242763</text:p>
          </table:table-cell>
        </table:table-row>
        <table:table-row table:style-name="ro2">
          <table:table-cell office:value-type="date" office:date-value="2013-05-01" calcext:value-type="date">
            <text:p>05/01/13</text:p>
          </table:table-cell>
          <table:table-cell office:value-type="float" office:value="1042169.16" calcext:value-type="float">
            <text:p>1042169.16</text:p>
          </table:table-cell>
          <table:table-cell office:value-type="float" office:value="310204.48" calcext:value-type="float">
            <text:p>310204.48</text:p>
          </table:table-cell>
        </table:table-row>
        <table:table-row table:style-name="ro2">
          <table:table-cell office:value-type="date" office:date-value="2013-06-01" calcext:value-type="date">
            <text:p>06/01/13</text:p>
          </table:table-cell>
          <table:table-cell office:value-type="float" office:value="1054403.69" calcext:value-type="float">
            <text:p>1054403.69</text:p>
          </table:table-cell>
          <table:table-cell office:value-type="float" office:value="313499.82" calcext:value-type="float">
            <text:p>313499.82</text:p>
          </table:table-cell>
        </table:table-row>
        <table:table-row table:style-name="ro2">
          <table:table-cell office:value-type="date" office:date-value="2013-07-01" calcext:value-type="date">
            <text:p>07/01/13</text:p>
          </table:table-cell>
          <table:table-cell office:value-type="float" office:value="1052212.34" calcext:value-type="float">
            <text:p>1052212.34</text:p>
          </table:table-cell>
          <table:table-cell office:value-type="float" office:value="310596.46" calcext:value-type="float">
            <text:p>310596.46</text:p>
          </table:table-cell>
        </table:table-row>
        <table:table-row table:style-name="ro2">
          <table:table-cell office:value-type="date" office:date-value="2013-08-01" calcext:value-type="date">
            <text:p>08/01/13</text:p>
          </table:table-cell>
          <table:table-cell office:value-type="float" office:value="1061256.43" calcext:value-type="float">
            <text:p>1061256.43</text:p>
          </table:table-cell>
          <table:table-cell office:value-type="float" office:value="314085.91" calcext:value-type="float">
            <text:p>314085.91</text:p>
          </table:table-cell>
        </table:table-row>
        <table:table-row table:style-name="ro2">
          <table:table-cell office:value-type="date" office:date-value="2013-09-01" calcext:value-type="date">
            <text:p>09/01/13</text:p>
          </table:table-cell>
          <table:table-cell office:value-type="float" office:value="1077379.16304772" calcext:value-type="float">
            <text:p>1077379.16304772</text:p>
          </table:table-cell>
          <table:table-cell office:value-type="float" office:value="312330.343310229" calcext:value-type="float">
            <text:p>312330.343310229</text:p>
          </table:table-cell>
        </table:table-row>
        <table:table-row table:style-name="ro2">
          <table:table-cell office:value-type="date" office:date-value="2013-10-01" calcext:value-type="date">
            <text:p>10/01/13</text:p>
          </table:table-cell>
          <table:table-cell office:value-type="float" office:value="1070242.16664233" calcext:value-type="float">
            <text:p>1070242.16664233</text:p>
          </table:table-cell>
          <table:table-cell office:value-type="float" office:value="319509.379969899" calcext:value-type="float">
            <text:p>319509.379969899</text:p>
          </table:table-cell>
        </table:table-row>
        <table:table-row table:style-name="ro2">
          <table:table-cell office:value-type="date" office:date-value="2013-11-01" calcext:value-type="date">
            <text:p>11/01/13</text:p>
          </table:table-cell>
          <table:table-cell office:value-type="float" office:value="1079257.05547773" calcext:value-type="float">
            <text:p>1079257.05547773</text:p>
          </table:table-cell>
          <table:table-cell office:value-type="float" office:value="324821.922752422" calcext:value-type="float">
            <text:p>324821.922752422</text:p>
          </table:table-cell>
        </table:table-row>
        <table:table-row table:style-name="ro2">
          <table:table-cell office:value-type="date" office:date-value="2013-12-01" calcext:value-type="date">
            <text:p>12/01/13</text:p>
          </table:table-cell>
          <table:table-cell office:value-type="float" office:value="1106509.15" calcext:value-type="float">
            <text:p>1106509.15</text:p>
          </table:table-cell>
          <table:table-cell office:value-type="float" office:value="337260.63" calcext:value-type="float">
            <text:p>337260.63</text:p>
          </table:table-cell>
        </table:table-row>
        <table:table-row table:style-name="ro2">
          <table:table-cell office:value-type="date" office:date-value="2014-01-01" calcext:value-type="date">
            <text:p>01/01/14</text:p>
          </table:table-cell>
          <table:table-cell office:value-type="float" office:value="1123521.21" calcext:value-type="float">
            <text:p>1123521.21</text:p>
          </table:table-cell>
          <table:table-cell office:value-type="float" office:value="314900.55" calcext:value-type="float">
            <text:p>314900.55</text:p>
          </table:table-cell>
        </table:table-row>
        <table:table-row table:style-name="ro2">
          <table:table-cell office:value-type="date" office:date-value="2014-02-01" calcext:value-type="date">
            <text:p>02/01/14</text:p>
          </table:table-cell>
          <table:table-cell office:value-type="float" office:value="1131760.83" calcext:value-type="float">
            <text:p>1131760.83</text:p>
          </table:table-cell>
          <table:table-cell office:value-type="float" office:value="316625.11" calcext:value-type="float">
            <text:p>316625.11</text:p>
          </table:table-cell>
        </table:table-row>
        <table:table-row table:style-name="ro2">
          <table:table-cell office:value-type="date" office:date-value="2014-03-01" calcext:value-type="date">
            <text:p>03/01/14</text:p>
          </table:table-cell>
          <table:table-cell office:value-type="float" office:value="1160687.38" calcext:value-type="float">
            <text:p>1160687.38</text:p>
          </table:table-cell>
          <table:table-cell office:value-type="float" office:value="327683.74" calcext:value-type="float">
            <text:p>327683.74</text:p>
          </table:table-cell>
        </table:table-row>
        <table:table-row table:style-name="ro2">
          <table:table-cell office:value-type="date" office:date-value="2014-04-01" calcext:value-type="date">
            <text:p>04/01/14</text:p>
          </table:table-cell>
          <table:table-cell office:value-type="float" office:value="1168812.67" calcext:value-type="float">
            <text:p>1168812.67</text:p>
          </table:table-cell>
          <table:table-cell office:value-type="float" office:value="324482.52" calcext:value-type="float">
            <text:p>324482.52</text:p>
          </table:table-cell>
        </table:table-row>
        <table:table-row table:style-name="ro2">
          <table:table-cell office:value-type="date" office:date-value="2014-05-01" calcext:value-type="date">
            <text:p>05/01/14</text:p>
          </table:table-cell>
          <table:table-cell office:value-type="float" office:value="1182293.96" calcext:value-type="float">
            <text:p>1182293.96</text:p>
          </table:table-cell>
          <table:table-cell office:value-type="float" office:value="327839.56" calcext:value-type="float">
            <text:p>327839.56</text:p>
          </table:table-cell>
        </table:table-row>
        <table:table-row table:style-name="ro2">
          <table:table-cell office:value-type="date" office:date-value="2014-06-01" calcext:value-type="date">
            <text:p>06/01/14</text:p>
          </table:table-cell>
          <table:table-cell office:value-type="float" office:value="1209587.2" calcext:value-type="float">
            <text:p>1209587.2</text:p>
          </table:table-cell>
          <table:table-cell office:value-type="float" office:value="341487.45" calcext:value-type="float">
            <text:p>341487.45</text:p>
          </table:table-cell>
        </table:table-row>
        <table:table-row table:style-name="ro2">
          <table:table-cell office:value-type="date" office:date-value="2014-07-01" calcext:value-type="date">
            <text:p>07/01/14</text:p>
          </table:table-cell>
          <table:table-cell office:value-type="float" office:value="1194249.24" calcext:value-type="float">
            <text:p>1194249.24</text:p>
          </table:table-cell>
          <table:table-cell office:value-type="float" office:value="331347.32" calcext:value-type="float">
            <text:p>331347.32</text:p>
          </table:table-cell>
        </table:table-row>
        <table:table-row table:style-name="ro2">
          <table:table-cell office:value-type="date" office:date-value="2014-08-01" calcext:value-type="date">
            <text:p>08/01/14</text:p>
          </table:table-cell>
          <table:table-cell office:value-type="float" office:value="1197499.08" calcext:value-type="float">
            <text:p>1197499.08</text:p>
          </table:table-cell>
          <table:table-cell office:value-type="float" office:value="332023.23" calcext:value-type="float">
            <text:p>332023.23</text:p>
          </table:table-cell>
        </table:table-row>
        <table:table-row table:style-name="ro2">
          <table:table-cell office:value-type="date" office:date-value="2014-09-01" calcext:value-type="date">
            <text:p>09/01/14</text:p>
          </table:table-cell>
          <table:table-cell office:value-type="float" office:value="1202051.41" calcext:value-type="float">
            <text:p>1202051.41</text:p>
          </table:table-cell>
          <table:table-cell office:value-type="float" office:value="327220.21" calcext:value-type="float">
            <text:p>327220.21</text:p>
          </table:table-cell>
        </table:table-row>
        <table:table-row table:style-name="ro2">
          <table:table-cell office:value-type="date" office:date-value="2014-10-01" calcext:value-type="date">
            <text:p>10/01/14</text:p>
          </table:table-cell>
          <table:table-cell office:value-type="float" office:value="1199236.31" calcext:value-type="float">
            <text:p>1199236.31</text:p>
          </table:table-cell>
          <table:table-cell office:value-type="float" office:value="329617.73" calcext:value-type="float">
            <text:p>329617.73</text:p>
          </table:table-cell>
        </table:table-row>
        <table:table-row table:style-name="ro2">
          <table:table-cell office:value-type="date" office:date-value="2014-11-01" calcext:value-type="date">
            <text:p>11/01/14</text:p>
          </table:table-cell>
          <table:table-cell office:value-type="float" office:value="1208605.95" calcext:value-type="float">
            <text:p>1208605.95</text:p>
          </table:table-cell>
          <table:table-cell office:value-type="float" office:value="335114.13" calcext:value-type="float">
            <text:p>335114.13</text:p>
          </table:table-cell>
        </table:table-row>
        <table:table-row table:style-name="ro2">
          <table:table-cell office:value-type="date" office:date-value="2014-12-01" calcext:value-type="date">
            <text:p>12/01/14</text:p>
          </table:table-cell>
          <table:table-cell office:value-type="float" office:value="1228374.80654446" calcext:value-type="float">
            <text:p>1228374.80654446</text:p>
          </table:table-cell>
          <table:table-cell office:value-type="float" office:value="348056.408948037" calcext:value-type="float">
            <text:p>348056.408948037</text:p>
          </table:table-cell>
        </table:table-row>
        <table:table-row table:style-name="ro2">
          <table:table-cell office:value-type="date" office:date-value="2015-01-01" calcext:value-type="date">
            <text:p>01/01/15</text:p>
          </table:table-cell>
          <table:table-cell office:value-type="float" office:value="1242710.2185386" calcext:value-type="float">
            <text:p>1242710.2185386</text:p>
          </table:table-cell>
          <table:table-cell office:value-type="float" office:value="348109.502246194" calcext:value-type="float">
            <text:p>348109.502246194</text:p>
          </table:table-cell>
        </table:table-row>
        <table:table-row table:style-name="ro2">
          <table:table-cell office:value-type="date" office:date-value="2015-02-01" calcext:value-type="date">
            <text:p>02/01/15</text:p>
          </table:table-cell>
          <table:table-cell office:value-type="float" office:value="1257380.4784755" calcext:value-type="float">
            <text:p>1257380.4784755</text:p>
          </table:table-cell>
          <table:table-cell office:value-type="float" office:value="334439.222672921" calcext:value-type="float">
            <text:p>334439.222672921</text:p>
          </table:table-cell>
        </table:table-row>
        <table:table-row table:style-name="ro2">
          <table:table-cell office:value-type="date" office:date-value="2015-03-01" calcext:value-type="date">
            <text:p>03/01/15</text:p>
          </table:table-cell>
          <table:table-cell office:value-type="float" office:value="1275332.78" calcext:value-type="float">
            <text:p>1275332.78</text:p>
          </table:table-cell>
          <table:table-cell office:value-type="float" office:value="337210.52" calcext:value-type="float">
            <text:p>337210.52</text:p>
          </table:table-cell>
        </table:table-row>
        <table:table-row table:style-name="ro2">
          <table:table-cell office:value-type="date" office:date-value="2015-04-01" calcext:value-type="date">
            <text:p>04/01/15</text:p>
          </table:table-cell>
          <table:table-cell office:value-type="float" office:value="1280779.14" calcext:value-type="float">
            <text:p>1280779.14</text:p>
          </table:table-cell>
          <table:table-cell office:value-type="float" office:value="336388.24" calcext:value-type="float">
            <text:p>336388.24</text:p>
          </table:table-cell>
        </table:table-row>
        <table:table-row table:style-name="ro2">
          <table:table-cell office:value-type="date" office:date-value="2015-05-01" calcext:value-type="date">
            <text:p>05/01/15</text:p>
          </table:table-cell>
          <table:table-cell office:value-type="float" office:value="1307357.63" calcext:value-type="float">
            <text:p>1307357.63</text:p>
          </table:table-cell>
          <table:table-cell office:value-type="float" office:value="343085.86" calcext:value-type="float">
            <text:p>343085.86</text:p>
          </table:table-cell>
        </table:table-row>
        <table:table-row table:style-name="ro2">
          <table:table-cell office:value-type="date" office:date-value="2015-06-01" calcext:value-type="date">
            <text:p>06/01/15</text:p>
          </table:table-cell>
          <table:table-cell office:value-type="float" office:value="1333375.36453853" calcext:value-type="float">
            <text:p>1333375.36453853</text:p>
          </table:table-cell>
          <table:table-cell office:value-type="float" office:value="356082.85545863" calcext:value-type="float">
            <text:p>356082.85545863</text:p>
          </table:table-cell>
        </table:table-row>
        <table:table-row table:style-name="ro2">
          <table:table-cell office:value-type="date" office:date-value="2015-07-01" calcext:value-type="date">
            <text:p>07/01/15</text:p>
          </table:table-cell>
          <table:table-cell office:value-type="float" office:value="1353210.92482599" calcext:value-type="float">
            <text:p>1353210.92482599</text:p>
          </table:table-cell>
          <table:table-cell office:value-type="float" office:value="353122.193829435" calcext:value-type="float">
            <text:p>353122.193829435</text:p>
          </table:table-cell>
        </table:table-row>
        <table:table-row table:style-name="ro2">
          <table:table-cell office:value-type="date" office:date-value="2015-08-01" calcext:value-type="date">
            <text:p>08/01/15</text:p>
          </table:table-cell>
          <table:table-cell office:value-type="float" office:value="1356907.98" calcext:value-type="float">
            <text:p>1356907.98</text:p>
          </table:table-cell>
          <table:table-cell office:value-type="float" office:value="362793.73" calcext:value-type="float">
            <text:p>362793.73</text:p>
          </table:table-cell>
        </table:table-row>
        <table:table-row table:style-name="ro2">
          <table:table-cell office:value-type="date" office:date-value="2015-09-01" calcext:value-type="date">
            <text:p>09/01/15</text:p>
          </table:table-cell>
          <table:table-cell office:value-type="float" office:value="1359824.06" calcext:value-type="float">
            <text:p>1359824.06</text:p>
          </table:table-cell>
          <table:table-cell office:value-type="float" office:value="364416.9" calcext:value-type="float">
            <text:p>364416.9</text:p>
          </table:table-cell>
        </table:table-row>
        <table:table-row table:style-name="ro2">
          <table:table-cell office:value-type="date" office:date-value="2015-10-01" calcext:value-type="date">
            <text:p>10/01/15</text:p>
          </table:table-cell>
          <table:table-cell office:value-type="float" office:value="1361020.70462698" calcext:value-type="float">
            <text:p>1361020.70462698</text:p>
          </table:table-cell>
          <table:table-cell office:value-type="float" office:value="375806.449677085" calcext:value-type="float">
            <text:p>375806.449677085</text:p>
          </table:table-cell>
        </table:table-row>
        <table:table-row table:style-name="ro2">
          <table:table-cell office:value-type="date" office:date-value="2015-11-01" calcext:value-type="date">
            <text:p>11/01/15</text:p>
          </table:table-cell>
          <table:table-cell office:value-type="float" office:value="1373956.01" calcext:value-type="float">
            <text:p>1373956.01</text:p>
          </table:table-cell>
          <table:table-cell office:value-type="float" office:value="387618.32" calcext:value-type="float">
            <text:p>387618.32</text:p>
          </table:table-cell>
        </table:table-row>
        <table:table-row table:style-name="ro2">
          <table:table-cell office:value-type="date" office:date-value="2015-12-01" calcext:value-type="date">
            <text:p>12/01/15</text:p>
          </table:table-cell>
          <table:table-cell office:value-type="float" office:value="1392278.10919881" calcext:value-type="float">
            <text:p>1392278.10919881</text:p>
          </table:table-cell>
          <table:table-cell office:value-type="float" office:value="400953.4400483" calcext:value-type="float">
            <text:p>400953.4400483</text:p>
          </table:table-cell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office:value-type="float" office:value="1416319.55" calcext:value-type="float">
            <text:p>1416319.55</text:p>
          </table:table-cell>
          <table:table-cell office:value-type="float" office:value="412685.64" calcext:value-type="float">
            <text:p>412685.64</text:p>
          </table:table-cell>
        </table:table-row>
        <table:table-row table:style-name="ro2">
          <table:table-cell office:value-type="date" office:date-value="2016-02-01" calcext:value-type="date">
            <text:p>02/01/16</text:p>
          </table:table-cell>
          <table:table-cell office:value-type="float" office:value="1424618.67792204" calcext:value-type="float">
            <text:p>1424618.67792204</text:p>
          </table:table-cell>
          <table:table-cell office:value-type="float" office:value="392504.696349767" calcext:value-type="float">
            <text:p>392504.696349767</text:p>
          </table:table-cell>
        </table:table-row>
        <table:table-row table:style-name="ro2">
          <table:table-cell office:value-type="date" office:date-value="2016-03-01" calcext:value-type="date">
            <text:p>03/01/16</text:p>
          </table:table-cell>
          <table:table-cell office:value-type="float" office:value="1446198.03" calcext:value-type="float">
            <text:p>1446198.03</text:p>
          </table:table-cell>
          <table:table-cell office:value-type="float" office:value="411581.31" calcext:value-type="float">
            <text:p>411581.31</text:p>
          </table:table-cell>
        </table:table-row>
        <table:table-row table:style-name="ro2">
          <table:table-cell office:value-type="date" office:date-value="2016-04-01" calcext:value-type="date">
            <text:p>04/01/16</text:p>
          </table:table-cell>
          <table:table-cell office:value-type="float" office:value="1445209.59" calcext:value-type="float">
            <text:p>1445209.59</text:p>
          </table:table-cell>
          <table:table-cell office:value-type="float" office:value="413504.84" calcext:value-type="float">
            <text:p>413504.84</text:p>
          </table:table-cell>
        </table:table-row>
        <table:table-row table:style-name="ro2">
          <table:table-cell office:value-type="date" office:date-value="2016-05-01" calcext:value-type="date">
            <text:p>05/01/16</text:p>
          </table:table-cell>
          <table:table-cell office:value-type="float" office:value="1461695.11" calcext:value-type="float">
            <text:p>1461695.11</text:p>
          </table:table-cell>
          <table:table-cell office:value-type="float" office:value="424250.7" calcext:value-type="float">
            <text:p>424250.7</text:p>
          </table:table-cell>
        </table:table-row>
        <table:table-row table:style-name="ro2">
          <table:table-cell office:value-type="date" office:date-value="2016-06-01" calcext:value-type="date">
            <text:p>06/01/16</text:p>
          </table:table-cell>
          <table:table-cell office:value-type="float" office:value="1490491.83" calcext:value-type="float">
            <text:p>1490491.83</text:p>
          </table:table-cell>
          <table:table-cell office:value-type="float" office:value="443643.7" calcext:value-type="float">
            <text:p>443643.7</text:p>
          </table:table-cell>
        </table:table-row>
        <table:table-row table:style-name="ro2">
          <table:table-cell office:value-type="date" office:date-value="2016-07-01" calcext:value-type="date">
            <text:p>07/01/16</text:p>
          </table:table-cell>
          <table:table-cell office:value-type="float" office:value="1491558.72" calcext:value-type="float">
            <text:p>1491558.72</text:p>
          </table:table-cell>
          <table:table-cell office:value-type="float" office:value="442934.43" calcext:value-type="float">
            <text:p>442934.43</text:p>
          </table:table-cell>
        </table:table-row>
        <table:table-row table:style-name="ro2">
          <table:table-cell office:value-type="date" office:date-value="2016-08-01" calcext:value-type="date">
            <text:p>08/01/16</text:p>
          </table:table-cell>
          <table:table-cell office:value-type="float" office:value="1510982.91" calcext:value-type="float">
            <text:p>1510982.91</text:p>
          </table:table-cell>
          <table:table-cell office:value-type="float" office:value="454543.6" calcext:value-type="float">
            <text:p>454543.6</text:p>
          </table:table-cell>
        </table:table-row>
        <table:table-row table:style-name="ro2">
          <table:table-cell office:value-type="date" office:date-value="2016-09-01" calcext:value-type="date">
            <text:p>09/01/16</text:p>
          </table:table-cell>
          <table:table-cell office:value-type="float" office:value="1516360.5" calcext:value-type="float">
            <text:p>1516360.5</text:p>
          </table:table-cell>
          <table:table-cell office:value-type="float" office:value="454340.25" calcext:value-type="float">
            <text:p>454340.25</text:p>
          </table:table-cell>
        </table:table-row>
        <table:table-row table:style-name="ro2">
          <table:table-cell office:value-type="date" office:date-value="2016-10-01" calcext:value-type="date">
            <text:p>10/01/16</text:p>
          </table:table-cell>
          <table:table-cell office:value-type="float" office:value="1519485.4" calcext:value-type="float">
            <text:p>1519485.4</text:p>
          </table:table-cell>
          <table:table-cell office:value-type="float" office:value="465446.65" calcext:value-type="float">
            <text:p>465446.65</text:p>
          </table:table-cell>
        </table:table-row>
        <table:table-row table:style-name="ro2">
          <table:table-cell office:value-type="date" office:date-value="2016-11-01" calcext:value-type="date">
            <text:p>11/01/16</text:p>
          </table:table-cell>
          <table:table-cell office:value-type="float" office:value="1530432.06" calcext:value-type="float">
            <text:p>1530432.06</text:p>
          </table:table-cell>
          <table:table-cell office:value-type="float" office:value="475405.54" calcext:value-type="float">
            <text:p>475405.54</text:p>
          </table:table-cell>
        </table:table-row>
        <table:table-row table:style-name="ro2">
          <table:table-cell office:value-type="date" office:date-value="2016-12-01" calcext:value-type="date">
            <text:p>12/01/16</text:p>
          </table:table-cell>
          <table:table-cell office:value-type="float" office:value="1550066.66781086" calcext:value-type="float">
            <text:p>1550066.66781086</text:p>
          </table:table-cell>
          <table:table-cell office:value-type="float" office:value="486557.237370892" calcext:value-type="float">
            <text:p>486557.237370892</text:p>
          </table:table-cell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office:value-type="float" office:value="1575945.59" calcext:value-type="float">
            <text:p>1575945.59</text:p>
          </table:table-cell>
          <table:table-cell office:value-type="float" office:value="472526.45" calcext:value-type="float">
            <text:p>472526.45</text:p>
          </table:table-cell>
        </table:table-row>
        <table:table-row table:style-name="ro2">
          <table:table-cell office:value-type="date" office:date-value="2017-02-01" calcext:value-type="date">
            <text:p>02/01/17</text:p>
          </table:table-cell>
          <table:table-cell office:value-type="float" office:value="1582913.07" calcext:value-type="float">
            <text:p>1582913.07</text:p>
          </table:table-cell>
          <table:table-cell office:value-type="float" office:value="476527.6" calcext:value-type="float">
            <text:p>476527.6</text:p>
          </table:table-cell>
        </table:table-row>
        <table:table-row table:style-name="ro2">
          <table:table-cell office:value-type="date" office:date-value="2017-03-01" calcext:value-type="date">
            <text:p>03/01/17</text:p>
          </table:table-cell>
          <table:table-cell office:value-type="float" office:value="1599609.57" calcext:value-type="float">
            <text:p>1599609.57</text:p>
          </table:table-cell>
          <table:table-cell office:value-type="float" office:value="488770.09" calcext:value-type="float">
            <text:p>488770.09</text:p>
          </table:table-cell>
        </table:table-row>
        <table:table-row table:style-name="ro2">
          <table:table-cell office:value-type="date" office:date-value="2017-04-01" calcext:value-type="date">
            <text:p>04/01/17</text:p>
          </table:table-cell>
          <table:table-cell office:value-type="float" office:value="1596331.86838884" calcext:value-type="float">
            <text:p>1596331.86838884</text:p>
          </table:table-cell>
          <table:table-cell office:value-type="float" office:value="490180.419727418" calcext:value-type="float">
            <text:p>490180.419727418</text:p>
          </table:table-cell>
        </table:table-row>
        <table:table-row table:style-name="ro2">
          <table:table-cell office:value-type="date" office:date-value="2017-05-01" calcext:value-type="date">
            <text:p>05/01/17</text:p>
          </table:table-cell>
          <table:table-cell office:value-type="float" office:value="1601360.41522587" calcext:value-type="float">
            <text:p>1601360.41522587</text:p>
          </table:table-cell>
          <table:table-cell office:value-type="float" office:value="496389.782173158" calcext:value-type="float">
            <text:p>496389.782173158</text:p>
          </table:table-cell>
        </table:table-row>
        <table:table-row table:style-name="ro2">
          <table:table-cell office:value-type="date" office:date-value="2017-06-01" calcext:value-type="date">
            <text:p>06/01/17</text:p>
          </table:table-cell>
          <table:table-cell office:value-type="float" office:value="1631282.53008931" calcext:value-type="float">
            <text:p>1631282.53008931</text:p>
          </table:table-cell>
          <table:table-cell office:value-type="float" office:value="510228.165976735" calcext:value-type="float">
            <text:p>510228.165976735</text:p>
          </table:table-cell>
        </table:table-row>
        <table:table-row table:style-name="ro2">
          <table:table-cell office:value-type="date" office:date-value="2017-07-01" calcext:value-type="date">
            <text:p>07/01/17</text:p>
          </table:table-cell>
          <table:table-cell office:value-type="float" office:value="1628996.63081962" calcext:value-type="float">
            <text:p>1628996.63081962</text:p>
          </table:table-cell>
          <table:table-cell office:value-type="float" office:value="510484.577519223" calcext:value-type="float">
            <text:p>510484.577519223</text:p>
          </table:table-cell>
        </table:table-row>
        <table:table-row table:style-name="ro2">
          <table:table-cell office:value-type="date" office:date-value="2017-08-01" calcext:value-type="date">
            <text:p>08/01/17</text:p>
          </table:table-cell>
          <table:table-cell office:value-type="float" office:value="1645156.60058768" calcext:value-type="float">
            <text:p>1645156.60058768</text:p>
          </table:table-cell>
          <table:table-cell office:value-type="float" office:value="518113.929798677" calcext:value-type="float">
            <text:p>518113.929798677</text:p>
          </table:table-cell>
        </table:table-row>
        <table:table-row table:style-name="ro2">
          <table:table-cell office:value-type="date" office:date-value="2017-09-01" calcext:value-type="date">
            <text:p>09/01/17</text:p>
          </table:table-cell>
          <table:table-cell office:value-type="float" office:value="1655662.07" calcext:value-type="float">
            <text:p>1655662.07</text:p>
          </table:table-cell>
          <table:table-cell office:value-type="float" office:value="517863.04" calcext:value-type="float">
            <text:p>517863.04</text:p>
          </table:table-cell>
        </table:table-row>
        <table:table-row table:style-name="ro2">
          <table:table-cell office:value-type="date" office:date-value="2017-10-01" calcext:value-type="date">
            <text:p>10/01/17</text:p>
          </table:table-cell>
          <table:table-cell office:value-type="float" office:value="1653434.15785166" calcext:value-type="float">
            <text:p>1653434.15785166</text:p>
          </table:table-cell>
          <table:table-cell office:value-type="float" office:value="525977.190419686" calcext:value-type="float">
            <text:p>525977.190419686</text:p>
          </table:table-cell>
        </table:table-row>
        <table:table-row table:style-name="ro2">
          <table:table-cell office:value-type="date" office:date-value="2017-11-01" calcext:value-type="date">
            <text:p>11/01/17</text:p>
          </table:table-cell>
          <table:table-cell office:value-type="float" office:value="1670013.4" calcext:value-type="float">
            <text:p>1670013.4</text:p>
          </table:table-cell>
          <table:table-cell office:value-type="float" office:value="535565.05" calcext:value-type="float">
            <text:p>535565.05</text:p>
          </table:table-cell>
        </table:table-row>
        <table:table-row table:style-name="ro2">
          <table:table-cell office:value-type="date" office:date-value="2017-12-01" calcext:value-type="date">
            <text:p>12/01/17</text:p>
          </table:table-cell>
          <table:table-cell office:value-type="float" office:value="1676768.53554568" calcext:value-type="float">
            <text:p>1676768.53554568</text:p>
          </table:table-cell>
          <table:table-cell office:value-type="float" office:value="543790.145191184" calcext:value-type="float">
            <text:p>543790.145191184</text:p>
          </table:table-cell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1720814.46" calcext:value-type="float">
            <text:p>1720814.46</text:p>
          </table:table-cell>
          <table:table-cell office:value-type="float" office:value="543247.13" calcext:value-type="float">
            <text:p>543247.13</text:p>
          </table:table-cell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office:value-type="float" office:value="1729070.12" calcext:value-type="float">
            <text:p>1729070.12</text:p>
          </table:table-cell>
          <table:table-cell office:value-type="float" office:value="517035.99" calcext:value-type="float">
            <text:p>517035.99</text:p>
          </table:table-cell>
        </table:table-row>
        <table:table-row table:style-name="ro2">
          <table:table-cell office:value-type="date" office:date-value="2018-03-01" calcext:value-type="date">
            <text:p>03/01/18</text:p>
          </table:table-cell>
          <table:table-cell office:value-type="float" office:value="1739859.48" calcext:value-type="float">
            <text:p>1739859.48</text:p>
          </table:table-cell>
          <table:table-cell office:value-type="float" office:value="523540.07" calcext:value-type="float">
            <text:p>523540.07</text:p>
          </table:table-cell>
        </table:table-row>
        <table:table-row table:style-name="ro2">
          <table:table-cell office:value-type="date" office:date-value="2018-04-01" calcext:value-type="date">
            <text:p>04/01/18</text:p>
          </table:table-cell>
          <table:table-cell office:value-type="float" office:value="1737683.73" calcext:value-type="float">
            <text:p>1737683.73</text:p>
          </table:table-cell>
          <table:table-cell office:value-type="float" office:value="525447.77" calcext:value-type="float">
            <text:p>525447.77</text:p>
          </table:table-cell>
        </table:table-row>
        <table:table-row table:style-name="ro2">
          <table:table-cell office:value-type="date" office:date-value="2018-05-01" calcext:value-type="date">
            <text:p>05/01/18</text:p>
          </table:table-cell>
          <table:table-cell office:value-type="float" office:value="1743063.7923233" calcext:value-type="float">
            <text:p>1743063.7923233</text:p>
          </table:table-cell>
          <table:table-cell office:value-type="float" office:value="526276.715543752" calcext:value-type="float">
            <text:p>526276.715543752</text:p>
          </table:table-cell>
        </table:table-row>
        <table:table-row table:style-name="ro2">
          <table:table-cell office:value-type="date" office:date-value="2018-06-01" calcext:value-type="date">
            <text:p>06/01/18</text:p>
          </table:table-cell>
          <table:table-cell office:value-type="float" office:value="1770178.37" calcext:value-type="float">
            <text:p>1770178.37</text:p>
          </table:table-cell>
          <table:table-cell office:value-type="float" office:value="543944.71" calcext:value-type="float">
            <text:p>543944.71</text:p>
          </table:table-cell>
        </table:table-row>
        <table:table-row table:style-name="ro2">
          <table:table-cell office:value-type="date" office:date-value="2018-07-01" calcext:value-type="date">
            <text:p>07/01/18</text:p>
          </table:table-cell>
          <table:table-cell office:value-type="float" office:value="1776196.11" calcext:value-type="float">
            <text:p>1776196.11</text:p>
          </table:table-cell>
          <table:table-cell office:value-type="float" office:value="536624.29" calcext:value-type="float">
            <text:p>536624.29</text:p>
          </table:table-cell>
        </table:table-row>
        <table:table-row table:style-name="ro2">
          <table:table-cell office:value-type="date" office:date-value="2018-08-01" calcext:value-type="date">
            <text:p>08/01/18</text:p>
          </table:table-cell>
          <table:table-cell office:value-type="float" office:value="1788670.43" calcext:value-type="float">
            <text:p>1788670.43</text:p>
          </table:table-cell>
          <table:table-cell office:value-type="float" office:value="538324.64" calcext:value-type="float">
            <text:p>538324.64</text:p>
          </table:table-cell>
        </table:table-row>
        <table:table-row table:style-name="ro2">
          <table:table-cell office:value-type="date" office:date-value="2018-09-01" calcext:value-type="date">
            <text:p>09/01/18</text:p>
          </table:table-cell>
          <table:table-cell office:value-type="float" office:value="1801665.58" calcext:value-type="float">
            <text:p>1801665.58</text:p>
          </table:table-cell>
          <table:table-cell office:value-type="float" office:value="538574.08" calcext:value-type="float">
            <text:p>538574.08</text:p>
          </table:table-cell>
        </table:table-row>
        <table:table-row table:style-name="ro2">
          <table:table-cell office:value-type="date" office:date-value="2018-10-01" calcext:value-type="date">
            <text:p>10/01/18</text:p>
          </table:table-cell>
          <table:table-cell office:value-type="float" office:value="1795561.6" calcext:value-type="float">
            <text:p>1795561.6</text:p>
          </table:table-cell>
          <table:table-cell office:value-type="float" office:value="540128.37" calcext:value-type="float">
            <text:p>540128.37</text:p>
          </table:table-cell>
        </table:table-row>
        <table:table-row table:style-name="ro2">
          <table:table-cell office:value-type="date" office:date-value="2018-11-01" calcext:value-type="date">
            <text:p>11/01/18</text:p>
          </table:table-cell>
          <table:table-cell office:value-type="float" office:value="1813175.1" calcext:value-type="float">
            <text:p>1813175.1</text:p>
          </table:table-cell>
          <table:table-cell office:value-type="float" office:value="543498.66" calcext:value-type="float">
            <text:p>543498.66</text:p>
          </table:table-cell>
        </table:table-row>
        <table:table-row table:style-name="ro2">
          <table:table-cell office:value-type="date" office:date-value="2018-12-01" calcext:value-type="date">
            <text:p>12/01/18</text:p>
          </table:table-cell>
          <table:table-cell office:value-type="float" office:value="1826744.22" calcext:value-type="float">
            <text:p>1826744.22</text:p>
          </table:table-cell>
          <table:table-cell office:value-type="float" office:value="551685.91" calcext:value-type="float">
            <text:p>551685.91</text:p>
          </table:table-cell>
        </table:table-row>
        <table:table-row table:style-name="ro2">
          <table:table-cell office:value-type="date" office:date-value="2019-01-01" calcext:value-type="date">
            <text:p>01/01/19</text:p>
          </table:table-cell>
          <table:table-cell office:value-type="float" office:value="1865935.33" calcext:value-type="float">
            <text:p>1865935.33</text:p>
          </table:table-cell>
          <table:table-cell office:value-type="float" office:value="545638.46" calcext:value-type="float">
            <text:p>545638.46</text:p>
          </table:table-cell>
        </table:table-row>
        <table:table-row table:style-name="ro2">
          <table:table-cell office:value-type="date" office:date-value="2019-02-01" calcext:value-type="date">
            <text:p>02/01/19</text:p>
          </table:table-cell>
          <table:table-cell office:value-type="float" office:value="1867427.45" calcext:value-type="float">
            <text:p>1867427.45</text:p>
          </table:table-cell>
          <table:table-cell office:value-type="float" office:value="527190.48" calcext:value-type="float">
            <text:p>527190.48</text:p>
          </table:table-cell>
        </table:table-row>
        <table:table-row table:style-name="ro2">
          <table:table-cell office:value-type="date" office:date-value="2019-03-01" calcext:value-type="date">
            <text:p>03/01/19</text:p>
          </table:table-cell>
          <table:table-cell office:value-type="float" office:value="1889412.14" calcext:value-type="float">
            <text:p>1889412.14</text:p>
          </table:table-cell>
          <table:table-cell office:value-type="float" office:value="547575.54" calcext:value-type="float">
            <text:p>547575.54</text:p>
          </table:table-cell>
        </table:table-row>
        <table:table-row table:style-name="ro2">
          <table:table-cell office:value-type="date" office:date-value="2019-04-01" calcext:value-type="date">
            <text:p>04/01/19</text:p>
          </table:table-cell>
          <table:table-cell office:value-type="float" office:value="1884670.33" calcext:value-type="float">
            <text:p>1884670.33</text:p>
          </table:table-cell>
          <table:table-cell office:value-type="float" office:value="540614.6" calcext:value-type="float">
            <text:p>540614.6</text:p>
          </table:table-cell>
        </table:table-row>
        <table:table-row table:style-name="ro2">
          <table:table-cell office:value-type="date" office:date-value="2019-05-01" calcext:value-type="date">
            <text:p>05/01/19</text:p>
          </table:table-cell>
          <table:table-cell office:value-type="float" office:value="1891153.7" calcext:value-type="float">
            <text:p>1891153.7</text:p>
          </table:table-cell>
          <table:table-cell office:value-type="float" office:value="544355.64" calcext:value-type="float">
            <text:p>544355.64</text:p>
          </table:table-cell>
        </table:table-row>
        <table:table-row table:style-name="ro2">
          <table:table-cell office:value-type="date" office:date-value="2019-06-01" calcext:value-type="date">
            <text:p>06/01/19</text:p>
          </table:table-cell>
          <table:table-cell office:value-type="float" office:value="1921360.19" calcext:value-type="float">
            <text:p>1921360.19</text:p>
          </table:table-cell>
          <table:table-cell office:value-type="float" office:value="567696.18" calcext:value-type="float">
            <text:p>567696.18</text:p>
          </table:table-cell>
        </table:table-row>
        <table:table-row table:style-name="ro2">
          <table:table-cell office:value-type="date" office:date-value="2019-07-01" calcext:value-type="date">
            <text:p>07/01/19</text:p>
          </table:table-cell>
          <table:table-cell office:value-type="float" office:value="1919410.82" calcext:value-type="float">
            <text:p>1919410.82</text:p>
          </table:table-cell>
          <table:table-cell office:value-type="float" office:value="553043.11" calcext:value-type="float">
            <text:p>553043.11</text:p>
          </table:table-cell>
        </table:table-row>
        <table:table-row table:style-name="ro2">
          <table:table-cell office:value-type="date" office:date-value="2019-08-01" calcext:value-type="date">
            <text:p>08/01/19</text:p>
          </table:table-cell>
          <table:table-cell office:value-type="float" office:value="1935492.43" calcext:value-type="float">
            <text:p>1935492.43</text:p>
          </table:table-cell>
          <table:table-cell office:value-type="float" office:value="556798.09" calcext:value-type="float">
            <text:p>556798.09</text:p>
          </table:table-cell>
        </table:table-row>
        <table:table-row table:style-name="ro2">
          <table:table-cell office:value-type="date" office:date-value="2019-09-01" calcext:value-type="date">
            <text:p>09/01/19</text:p>
          </table:table-cell>
          <table:table-cell table:style-name="ce7" office:value-type="float" office:value="1952250.48574828" calcext:value-type="float">
            <text:p>1952250.48574828</text:p>
          </table:table-cell>
          <table:table-cell table:style-name="ce8" office:value-type="float" office:value="557137.950020597" calcext:value-type="float">
            <text:p>557137.950020597</text:p>
          </table:table-cell>
        </table:table-row>
        <table:table-row table:style-name="ro2">
          <table:table-cell office:value-type="date" office:date-value="2019-10-01" calcext:value-type="date">
            <text:p>10/01/19</text:p>
          </table:table-cell>
          <table:table-cell table:style-name="ce8" office:value-type="float" office:value="1945600.55" calcext:value-type="float">
            <text:p>1945600.55</text:p>
          </table:table-cell>
          <table:table-cell table:style-name="ce8" office:value-type="float" office:value="558143.921584286" calcext:value-type="float">
            <text:p>558143.921584286</text:p>
          </table:table-cell>
        </table:table-row>
        <table:table-row table:style-name="ro2">
          <table:table-cell office:value-type="date" office:date-value="2019-11-01" calcext:value-type="date">
            <text:p>11/01/19</text:p>
          </table:table-cell>
          <table:table-cell table:style-name="ce9" office:value-type="float" office:value="1961429.56" calcext:value-type="float">
            <text:p>1961429.56</text:p>
          </table:table-cell>
          <table:table-cell table:style-name="ce9" office:value-type="float" office:value="562486.52" calcext:value-type="float">
            <text:p>562486.52</text:p>
          </table:table-cell>
        </table:table-row>
        <table:table-row table:style-name="ro2">
          <table:table-cell office:value-type="date" office:date-value="2019-12-01" calcext:value-type="date">
            <text:p>12/01/19</text:p>
          </table:table-cell>
          <table:table-cell table:style-name="ce9" office:value-type="float" office:value="1986488.82" calcext:value-type="float">
            <text:p>1986488.82</text:p>
          </table:table-cell>
          <table:table-cell table:style-name="ce9" office:value-type="float" office:value="576009.15" calcext:value-type="float">
            <text:p>576009.15</text:p>
          </table:table-cell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table:style-name="ce9" office:value-type="float" office:value="2023066.49" calcext:value-type="float">
            <text:p>2023066.49</text:p>
          </table:table-cell>
          <table:table-cell table:style-name="ce10" office:value-type="float" office:value="545531.79" calcext:value-type="float">
            <text:p>545531.79</text:p>
          </table:table-cell>
        </table:table-row>
        <table:table-row table:style-name="ro2">
          <table:table-cell office:value-type="date" office:date-value="2020-02-01" calcext:value-type="date">
            <text:p>02/01/20</text:p>
          </table:table-cell>
          <table:table-cell table:style-name="ce9" office:value-type="float" office:value="2030830.42" calcext:value-type="float">
            <text:p>2030830.42</text:p>
          </table:table-cell>
          <table:table-cell table:style-name="ce10" office:value-type="float" office:value="552700.73" calcext:value-type="float">
            <text:p>552700.73</text:p>
          </table:table-cell>
        </table:table-row>
        <table:table-row table:style-name="ro2">
          <table:table-cell office:value-type="date" office:date-value="2020-03-01" calcext:value-type="date">
            <text:p>03/01/20</text:p>
          </table:table-cell>
          <table:table-cell table:style-name="ce9" office:value-type="float" office:value="2080923.41131021" calcext:value-type="float">
            <text:p>2080923.41131021</text:p>
          </table:table-cell>
          <table:table-cell table:style-name="ce10" office:value-type="float" office:value="575050.286315864" calcext:value-type="float">
            <text:p>575050.286315864</text:p>
          </table:table-cell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table:style-name="ce9" office:value-type="float" office:value="2093533.82865397" calcext:value-type="float">
            <text:p>2093533.82865397</text:p>
          </table:table-cell>
          <table:table-cell table:style-name="ce10" office:value-type="float" office:value="570150.478942434" calcext:value-type="float">
            <text:p>570150.478942434</text:p>
          </table:table-cell>
        </table:table-row>
        <calcext:conditional-formats>
          <calcext:conditional-format calcext:target-range-address="Sheet1.A2:Sheet1.A293">
            <calcext:date-is calcext:style="Accent" calcext:date="today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-</number:text>
      <number:year/>
    </number:date-style>
    <number:number-style style:name="N126P0" style:volatile="true">
      <number:number number:decimal-places="0" loext:min-decimal-places="0" number:min-integer-digits="1"/>
    </number:number-style>
    <number:number-style style:name="N126">
      <number:text> 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/>
    </number:number-style>
    <number:number-style style:name="N127">
      <number:text/>
      <style:map style:condition="value()&gt;=0" style:apply-style-name="N127P0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0" loext:min-decimal-places="0" number:min-integer-digits="1"/>
      <number:text> </number:text>
    </number:number-style>
    <number:number-style style:name="N131">
      <number:number number:decimal-places="2" loext:min-decimal-places="2" number:min-integer-digits="1"/>
      <number:text> </number:text>
    </number:number-style>
    <number:number-style style:name="N133P0" style:volatile="true">
      <number:number number:decimal-places="4" loext:min-decimal-places="4" number:min-integer-digits="1"/>
    </number:number-style>
    <number:number-style style:name="N133">
      <style:text-properties fo:color="#ff0000"/>
      <number:number number:decimal-places="4" loext:min-decimal-places="4" number:min-integer-digits="1"/>
      <style:map style:condition="value()&gt;=0" style:apply-style-name="N133P0"/>
    </number:number-style>
    <number:number-style style:name="N135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3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4:23:28.809061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0:24:28.858472812</meta:creation-date>
    <dc:date>2020-06-01T14:27:35.705986308</dc:date>
    <meta:editing-duration>PT41M14S</meta:editing-duration>
    <meta:editing-cycles>7</meta:editing-cycles>
    <meta:generator>LibreOffice/6.0.7.3$Linux_X86_64 LibreOffice_project/00m0$Build-3</meta:generator>
    <meta:document-statistic meta:table-count="1" meta:cell-count="879" meta:object-count="0"/>
  </office:meta>
</office:document-meta>
</file>